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06pt"/>
    </style:style>
    <style:style style:name="co3" style:family="table-column">
      <style:table-column-properties fo:break-before="auto" style:column-width="80.9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78.29pt"/>
    </style:style>
    <style:style style:name="co6" style:family="table-column">
      <style:table-column-properties fo:break-before="auto" style:column-width="110.4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109.19pt"/>
    </style:style>
    <style:style style:name="co9" style:family="table-column">
      <style:table-column-properties fo:break-before="auto" style:column-width="77.05pt"/>
    </style:style>
    <style:style style:name="co10" style:family="table-column">
      <style:table-column-properties fo:break-before="auto" style:column-width="127.84pt"/>
    </style:style>
    <style:style style:name="co11" style:family="table-column">
      <style:table-column-properties fo:break-before="auto" style:column-width="109.84pt"/>
    </style:style>
    <style:style style:name="co12" style:family="table-column">
      <style:table-column-properties fo:break-before="auto" style:column-width="124.64pt"/>
    </style:style>
    <style:style style:name="co13" style:family="table-column">
      <style:table-column-properties fo:break-before="auto" style:column-width="82.2pt"/>
    </style:style>
    <style:style style:name="co14" style:family="table-column">
      <style:table-column-properties fo:break-before="auto" style:column-width="14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Clear, AK</text:p>
          </table:table-cell>
          <table:table-cell office:value-type="string" calcext:value-type="string">
            <text:p>ClearPA</text:p>
          </table:table-cell>
          <table:table-cell office:value-type="string" calcext:value-type="string">
            <text:p>PhArry</text:p>
          </table:table-cell>
          <table:table-cell office:value-type="float" office:value="64.300233" calcext:value-type="float">
            <text:p>64.300233</text:p>
          </table:table-cell>
          <table:table-cell office:value-type="float" office:value="-149.190964" calcext:value-type="float">
            <text:p>-149.190964</text:p>
          </table:table-cell>
          <table:table-cell office:value-type="float" office:value="175" calcext:value-type="float">
            <text:p>175</text:p>
          </table:table-cell>
          <table:table-cell office:value-type="date" office:date-value="1961-06-01" calcext:value-type="date">
            <text:p>06/01/61</text:p>
          </table:table-cell>
          <table:table-cell/>
          <table:table-cell office:value-type="string" calcext:value-type="string">
            <text:p>AN/FPS-123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Cape Cod, MA</text:p>
          </table:table-cell>
          <table:table-cell office:value-type="string" calcext:value-type="string">
            <text:p>CapeCod</text:p>
          </table:table-cell>
          <table:table-cell office:value-type="string" calcext:value-type="string">
            <text:p>PhArry</text:p>
          </table:table-cell>
          <table:table-cell office:value-type="float" office:value="41.752408" calcext:value-type="float">
            <text:p>41.752408</text:p>
          </table:table-cell>
          <table:table-cell office:value-type="float" office:value="-70.538342" calcext:value-type="float">
            <text:p>-70.538342</text:p>
          </table:table-cell>
          <table:table-cell office:value-type="float" office:value="67" calcext:value-type="float">
            <text:p>67</text:p>
          </table:table-cell>
          <table:table-cell office:value-type="date" office:date-value="1980-04-04" calcext:value-type="date">
            <text:p>04/04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Beale, CA</text:p>
          </table:table-cell>
          <table:table-cell office:value-type="string" calcext:value-type="string">
            <text:p>Beale</text:p>
          </table:table-cell>
          <table:table-cell office:value-type="string" calcext:value-type="string">
            <text:p>PhArry</text:p>
          </table:table-cell>
          <table:table-cell office:value-type="float" office:value="39.13605" calcext:value-type="float">
            <text:p>39.13605</text:p>
          </table:table-cell>
          <table:table-cell office:value-type="float" office:value="-121.350628" calcext:value-type="float">
            <text:p>-121.350628</text:p>
          </table:table-cell>
          <table:table-cell office:value-type="float" office:value="117" calcext:value-type="float">
            <text:p>117</text:p>
          </table:table-cell>
          <table:table-cell office:value-type="date" office:date-value="1980-08-15" calcext:value-type="date">
            <text:p>08/15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hemya, AK</text:p>
          </table:table-cell>
          <table:table-cell office:value-type="string" calcext:value-type="string">
            <text:p>CobraDane</text:p>
          </table:table-cell>
          <table:table-cell office:value-type="string" calcext:value-type="string">
            <text:p>PhArry</text:p>
          </table:table-cell>
          <table:table-cell office:value-type="float" office:value="52.737175" calcext:value-type="float">
            <text:p>52.737175</text:p>
          </table:table-cell>
          <table:table-cell office:value-type="float" office:value="174.091528" calcext:value-type="float">
            <text:p>174.091528</text:p>
          </table:table-cell>
          <table:table-cell office:value-type="float" office:value="68" calcext:value-type="float">
            <text:p>68</text:p>
          </table:table-cell>
          <table:table-cell office:value-type="date" office:date-value="1977-07-13" calcext:value-type="date">
            <text:p>07/13/77</text:p>
          </table:table-cell>
          <table:table-cell/>
          <table:table-cell office:value-type="string" calcext:value-type="string">
            <text:p>AN/FPS-108, #3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ThuleSE</text:p>
          </table:table-cell>
          <table:table-cell office:value-type="string" calcext:value-type="string">
            <text:p>PhArry</text:p>
          </table:table-cell>
          <table:table-cell office:value-type="float" office:value="76.569456" calcext:value-type="float">
            <text:p>76.569456</text:p>
          </table:table-cell>
          <table:table-cell office:value-type="float" office:value="-68.298956" calcext:value-type="float">
            <text:p>-68.298956</text:p>
          </table:table-cell>
          <table:table-cell office:value-type="float" office:value="424" calcext:value-type="float">
            <text:p>424</text:p>
          </table:table-cell>
          <table:table-cell office:value-type="date" office:date-value="1987-06-24" calcext:value-type="date">
            <text:p>06/24/87</text:p>
          </table:table-cell>
          <table:table-cell/>
          <table:table-cell office:value-type="string" calcext:value-type="string">
            <text:p>FPS-1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valier, ND</text:p>
          </table:table-cell>
          <table:table-cell office:value-type="string" calcext:value-type="string">
            <text:p>PARCS</text:p>
          </table:table-cell>
          <table:table-cell office:value-type="string" calcext:value-type="string">
            <text:p>PhArry</text:p>
          </table:table-cell>
          <table:table-cell office:value-type="float" office:value="48.724594" calcext:value-type="float">
            <text:p>48.724594</text:p>
          </table:table-cell>
          <table:table-cell office:value-type="float" office:value="-97.899894" calcext:value-type="float">
            <text:p>-97.899894</text:p>
          </table:table-cell>
          <table:table-cell office:value-type="float" office:value="344" calcext:value-type="float">
            <text:p>344</text:p>
          </table:table-cell>
          <table:table-cell office:value-type="date" office:date-value="1975-03-31" calcext:value-type="date">
            <text:p>03/31/75</text:p>
          </table:table-cell>
          <table:table-cell/>
          <table:table-cell office:value-type="string" calcext:value-type="string">
            <text:p>FPQ-1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Fylingdales, UK</text:p>
          </table:table-cell>
          <table:table-cell office:value-type="string" calcext:value-type="string">
            <text:p>Fylingdales</text:p>
          </table:table-cell>
          <table:table-cell office:value-type="string" calcext:value-type="string">
            <text:p>PhArry</text:p>
          </table:table-cell>
          <table:table-cell office:value-type="float" office:value="54.361775" calcext:value-type="float">
            <text:p>54.361775</text:p>
          </table:table-cell>
          <table:table-cell office:value-type="float" office:value="-0.670033" calcext:value-type="float">
            <text:p>-0.670033</text:p>
          </table:table-cell>
          <table:table-cell office:value-type="float" office:value="258" calcext:value-type="float">
            <text:p>258</text:p>
          </table:table-cell>
          <table:table-cell office:value-type="date" office:date-value="1992-08-18" calcext:value-type="date">
            <text:p>08/18/92</text:p>
          </table:table-cell>
          <table:table-cell/>
          <table:table-cell office:value-type="string" calcext:value-type="string">
            <text:p>PA FPS-12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Socorro, NM</text:p>
          </table:table-cell>
          <table:table-cell office:value-type="string" calcext:value-type="string">
            <text:p>Socorro</text:p>
          </table:table-cell>
          <table:table-cell office:value-type="string" calcext:value-type="string">
            <text:p>Opt</text:p>
          </table:table-cell>
          <table:table-cell office:value-type="float" office:value="33.817192" calcext:value-type="float">
            <text:p>33.817192</text:p>
          </table:table-cell>
          <table:table-cell office:value-type="float" office:value="-106.659867" calcext:value-type="float">
            <text:p>-106.659867</text:p>
          </table:table-cell>
          <table:table-cell office:value-type="float" office:value="1510" calcext:value-type="float">
            <text:p>1510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, az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Opt</text:p>
          </table:table-cell>
          <table:table-cell office:value-type="float" office:value="20.7084" calcext:value-type="float">
            <text:p>20.7084</text:p>
          </table:table-cell>
          <table:table-cell office:value-type="float" office:value="-156.257433" calcext:value-type="float">
            <text:p>-156.257433</text:p>
          </table:table-cell>
          <table:table-cell office:value-type="float" office:value="3058" calcext:value-type="float">
            <text:p>3058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generic, also 2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DiegoGarcia</text:p>
          </table:table-cell>
          <table:table-cell office:value-type="string" calcext:value-type="string">
            <text:p>Opt</text:p>
          </table:table-cell>
          <table:table-cell office:value-type="float" office:value="-7.411714" calcext:value-type="float">
            <text:p>-7.411714</text:p>
          </table:table-cell>
          <table:table-cell office:value-type="float" office:value="72.452208" calcext:value-type="float">
            <text:p>72.452208</text:p>
          </table:table-cell>
          <table:table-cell office:value-type="float" office:value="-61.2" calcext:value-type="float">
            <text:p>-61.2</text:p>
          </table:table-cell>
          <table:table-cell office:value-type="date" office:date-value="1986-11-30" calcext:value-type="date">
            <text:p>11/30/86</text:p>
          </table:table-cell>
          <table:table-cell/>
          <table:table-cell office:value-type="string" calcext:value-type="string">
            <text:p>generi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oron, Spai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Opt</text:p>
          </table:table-cell>
          <table:table-cell office:value-type="float" office:value="37.150111" calcext:value-type="float">
            <text:p>37.150111</text:p>
          </table:table-cell>
          <table:table-cell office:value-type="float" office:value="-5.591386" calcext:value-type="float">
            <text:p>-5.591386</text:p>
          </table:table-cell>
          <table:table-cell office:value-type="float" office:value="93" calcext:value-type="float">
            <text:p>93</text:p>
          </table:table-cell>
          <table:table-cell office:value-type="date" office:date-value="1998-09-01" calcext:value-type="date">
            <text:p>09/01/98</text:p>
          </table:table-cell>
          <table:table-cell/>
          <table:table-cell office:value-type="string" calcext:value-type="string">
            <text:p>AN/FSQ-2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Opt</text:p>
          </table:table-cell>
          <table:table-cell office:value-type="float" office:value="20.708625" calcext:value-type="float">
            <text:p>20.708625</text:p>
          </table:table-cell>
          <table:table-cell office:value-type="float" office:value="-156.257661" calcext:value-type="float">
            <text:p>-156.257661</text:p>
          </table:table-cell>
          <table:table-cell office:value-type="float" office:value="3026" calcext:value-type="float">
            <text:p>3026</text:p>
          </table:table-cell>
          <table:table-cell office:value-type="date" office:date-value="1979-01-01" calcext:value-type="date">
            <text:p>01/01/79</text:p>
          </table:table-cell>
          <table:table-cell/>
          <table:table-cell office:value-type="string" calcext:value-type="string">
            <text:p>1.2 m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Opt</text:p>
          </table:table-cell>
          <table:table-cell office:value-type="float" office:value="20.708467" calcext:value-type="float">
            <text:p>20.708467</text:p>
          </table:table-cell>
          <table:table-cell office:value-type="float" office:value="-156.257206" calcext:value-type="float">
            <text:p>-156.257206</text:p>
          </table:table-cell>
          <table:table-cell office:value-type="float" office:value="3026" calcext:value-type="float">
            <text:p>3026</text:p>
          </table:table-cell>
          <table:table-cell office:value-type="date" office:date-value="1963-01-01" calcext:value-type="date">
            <text:p>01/01/63</text:p>
          </table:table-cell>
          <table:table-cell/>
          <table:table-cell office:value-type="string" calcext:value-type="string">
            <text:p>0.6 m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Opt</text:p>
          </table:table-cell>
          <table:table-cell office:value-type="float" office:value="20.708549" calcext:value-type="float">
            <text:p>20.708549</text:p>
          </table:table-cell>
          <table:table-cell office:value-type="float" office:value="-156.257564" calcext:value-type="float">
            <text:p>-156.257564</text:p>
          </table:table-cell>
          <table:table-cell office:value-type="float" office:value="3058.8" calcext:value-type="float">
            <text:p>3058.8</text:p>
          </table:table-cell>
          <table:table-cell office:value-type="date" office:date-value="1988-06-01" calcext:value-type="date">
            <text:p>06/01/88</text:p>
          </table:table-cell>
          <table:table-cell/>
          <table:table-cell office:value-type="string" calcext:value-type="string">
            <text:p>0.8 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AEOS</text:p>
          </table:table-cell>
          <table:table-cell office:value-type="string" calcext:value-type="string">
            <text:p>Opt</text:p>
          </table:table-cell>
          <table:table-cell office:value-type="float" office:value="20.708228" calcext:value-type="float">
            <text:p>20.708228</text:p>
          </table:table-cell>
          <table:table-cell office:value-type="float" office:value="-156.256636" calcext:value-type="float">
            <text:p>-156.256636</text:p>
          </table:table-cell>
          <table:table-cell office:value-type="float" office:value="3029" calcext:value-type="float">
            <text:p>3029</text:p>
          </table:table-cell>
          <table:table-cell office:value-type="date" office:date-value="2000-06-01" calcext:value-type="date">
            <text:p>06/01/00</text:p>
          </table:table-cell>
          <table:table-cell/>
          <table:table-cell office:value-type="string" calcext:value-type="string">
            <text:p>3.6 m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Raven_MSSS</text:p>
          </table:table-cell>
          <table:table-cell office:value-type="string" calcext:value-type="string">
            <text:p>Opt</text:p>
          </table:table-cell>
          <table:table-cell office:value-type="float" office:value="20.708463" calcext:value-type="float">
            <text:p>20.708463</text:p>
          </table:table-cell>
          <table:table-cell office:value-type="float" office:value="-156.257488" calcext:value-type="float">
            <text:p>-156.257488</text:p>
          </table:table-cell>
          <table:table-cell office:value-type="float" office:value="3058.5" calcext:value-type="float">
            <text:p>3058.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RMERaven</text:p>
          </table:table-cell>
          <table:table-cell office:value-type="string" calcext:value-type="string">
            <text:p>Opt</text:p>
          </table:table-cell>
          <table:table-cell office:value-type="float" office:value="20.746206" calcext:value-type="float">
            <text:p>20.746206</text:p>
          </table:table-cell>
          <table:table-cell office:value-type="float" office:value="-156.43165" calcext:value-type="float">
            <text:p>-156.43165</text:p>
          </table:table-cell>
          <table:table-cell office:value-type="float" office:value="83" calcext:value-type="float">
            <text:p>8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lagstaff, AZ</text:p>
          </table:table-cell>
          <table:table-cell office:value-type="string" calcext:value-type="string">
            <text:p>USNO</text:p>
          </table:table-cell>
          <table:table-cell office:value-type="string" calcext:value-type="string">
            <text:p>Opt</text:p>
          </table:table-cell>
          <table:table-cell office:value-type="float" office:value="35.184114" calcext:value-type="float">
            <text:p>35.184114</text:p>
          </table:table-cell>
          <table:table-cell office:value-type="float" office:value="-111.740714" calcext:value-type="float">
            <text:p>-111.740714</text:p>
          </table:table-cell>
          <table:table-cell office:value-type="float" office:value="2303" calcext:value-type="float">
            <text:p>2303</text:p>
          </table:table-cell>
          <table:table-cell table:style-name="Default"/>
          <table:table-cell/>
          <table:table-cell office:value-type="string" calcext:value-type="string">
            <text:p>1.3 m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Albuquerque, NM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Opt</text:p>
          </table:table-cell>
          <table:table-cell office:value-type="float" office:value="34.964231" calcext:value-type="float">
            <text:p>34.964231</text:p>
          </table:table-cell>
          <table:table-cell office:value-type="float" office:value="-106.463869" calcext:value-type="float">
            <text:p>-106.463869</text:p>
          </table:table-cell>
          <table:table-cell office:value-type="float" office:value="1891" calcext:value-type="float">
            <text:p>189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Cerro Tololo, Chile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Opt</text:p>
          </table:table-cell>
          <table:table-cell office:value-type="float" office:value="-30.169031" calcext:value-type="float">
            <text:p>-30.169031</text:p>
          </table:table-cell>
          <table:table-cell office:value-type="float" office:value="-70.806308" calcext:value-type="float">
            <text:p>-70.806308</text:p>
          </table:table-cell>
          <table:table-cell office:value-type="float" office:value="2205" calcext:value-type="float">
            <text:p>220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Kirtland (AlbuRaven)</text:p>
          </table:table-cell>
          <table:table-cell office:value-type="string" calcext:value-type="string">
            <text:p>KirtlandRAVEN</text:p>
          </table:table-cell>
          <table:table-cell office:value-type="string" calcext:value-type="string">
            <text:p>Opt</text:p>
          </table:table-cell>
          <table:table-cell office:value-type="float" office:value="34.96305" calcext:value-type="float">
            <text:p>34.96305</text:p>
          </table:table-cell>
          <table:table-cell office:value-type="float" office:value="-106.497256" calcext:value-type="float">
            <text:p>-106.497256</text:p>
          </table:table-cell>
          <table:table-cell office:value-type="float" office:value="1725" calcext:value-type="float">
            <text:p>172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Socorro, NM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Opt</text:p>
          </table:table-cell>
          <table:table-cell office:value-type="float" office:value="33.739408" calcext:value-type="float">
            <text:p>33.739408</text:p>
          </table:table-cell>
          <table:table-cell office:value-type="float" office:value="-106.364325" calcext:value-type="float">
            <text:p>-106.364325</text:p>
          </table:table-cell>
          <table:table-cell office:value-type="float" office:value="2432" calcext:value-type="float">
            <text:p>2432</text:p>
          </table:table-cell>
          <table:table-cell office:value-type="date" office:date-value="2011-07-01" calcext:value-type="date">
            <text:p>07/01/1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Kwajalein Atoll</text:p>
          </table:table-cell>
          <table:table-cell office:value-type="string" calcext:value-type="string">
            <text:p>ALCOR</text:p>
          </table:table-cell>
          <table:table-cell office:value-type="string" calcext:value-type="string">
            <text:p>Radar</text:p>
          </table:table-cell>
          <table:table-cell office:value-type="float" office:value="9.398614" calcext:value-type="float">
            <text:p>9.398614</text:p>
          </table:table-cell>
          <table:table-cell office:value-type="float" office:value="167.482883" calcext:value-type="float">
            <text:p>167.482883</text:p>
          </table:table-cell>
          <table:table-cell office:value-type="float" office:value="47" calcext:value-type="float">
            <text:p>47</text:p>
          </table:table-cell>
          <table:table-cell office:value-type="date" office:date-value="1970-01-01" calcext:value-type="date">
            <text:p>01/01/70</text:p>
          </table:table-cell>
          <table:table-cell/>
          <table:table-cell office:value-type="string" calcext:value-type="string">
            <text:p>5670 MHz (C 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Kwajalein Atoll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Radar</text:p>
          </table:table-cell>
          <table:table-cell office:value-type="float" office:value="9.395472" calcext:value-type="float">
            <text:p>9.395472</text:p>
          </table:table-cell>
          <table:table-cell office:value-type="float" office:value="167.479328" calcext:value-type="float">
            <text:p>167.479328</text:p>
          </table:table-cell>
          <table:table-cell office:value-type="float" office:value="66" calcext:value-type="float">
            <text:p>66</text:p>
          </table:table-cell>
          <table:table-cell office:value-type="date" office:date-value="1972-01-01" calcext:value-type="date">
            <text:p>01/01/72</text:p>
          </table:table-cell>
          <table:table-cell/>
          <table:table-cell office:value-type="string" calcext:value-type="string">
            <text:p>160 MHz (VHF),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Kwajalein Atoll</text:p>
          </table:table-cell>
          <table:table-cell office:value-type="string" calcext:value-type="string">
            <text:p>TRADEX</text:p>
          </table:table-cell>
          <table:table-cell office:value-type="string" calcext:value-type="string">
            <text:p>Radar</text:p>
          </table:table-cell>
          <table:table-cell office:value-type="float" office:value="9.398733" calcext:value-type="float">
            <text:p>9.398733</text:p>
          </table:table-cell>
          <table:table-cell office:value-type="float" office:value="167.482217" calcext:value-type="float">
            <text:p>167.482217</text:p>
          </table:table-cell>
          <table:table-cell office:value-type="float" office:value="5" calcext:value-type="float">
            <text:p>5</text:p>
          </table:table-cell>
          <table:table-cell office:value-type="date" office:date-value="1982-01-01" calcext:value-type="date">
            <text:p>01/01/82</text:p>
          </table:table-cell>
          <table:table-cell/>
          <table:table-cell office:value-type="string" calcext:value-type="string">
            <text:p>1320 MHz (L), 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Ascension15</text:p>
          </table:table-cell>
          <table:table-cell office:value-type="string" calcext:value-type="string">
            <text:p>Radar</text:p>
          </table:table-cell>
          <table:table-cell office:value-type="float" office:value="-7.906608" calcext:value-type="float">
            <text:p>-7.906608</text:p>
          </table:table-cell>
          <table:table-cell office:value-type="float" office:value="-14.402497" calcext:value-type="float">
            <text:p>-14.402497</text:p>
          </table:table-cell>
          <table:table-cell office:value-type="float" office:value="59" calcext:value-type="float">
            <text:p>59</text:p>
          </table:table-cell>
          <table:table-cell office:value-type="date" office:date-value="1957-01-01" calcext:value-type="date">
            <text:p>01/01/57</text:p>
          </table:table-cell>
          <table:table-cell/>
          <table:table-cell office:value-type="string" calcext:value-type="string">
            <text:p>FPQ-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Ascension18</text:p>
          </table:table-cell>
          <table:table-cell office:value-type="string" calcext:value-type="string">
            <text:p>Radar</text:p>
          </table:table-cell>
          <table:table-cell office:value-type="float" office:value="-7.974386" calcext:value-type="float">
            <text:p>-7.974386</text:p>
          </table:table-cell>
          <table:table-cell office:value-type="float" office:value="-14.391703" calcext:value-type="float">
            <text:p>-14.391703</text:p>
          </table:table-cell>
          <table:table-cell office:value-type="float" office:value="143" calcext:value-type="float">
            <text:p>143</text:p>
          </table:table-cell>
          <table:table-cell office:value-type="date" office:date-value="1957-01-01" calcext:value-type="date">
            <text:p>01/01/5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lear, AK</text:p>
          </table:table-cell>
          <table:table-cell office:value-type="string" calcext:value-type="string">
            <text:p>ClearR</text:p>
          </table:table-cell>
          <table:table-cell office:value-type="string" calcext:value-type="string">
            <text:p>Radar</text:p>
          </table:table-cell>
          <table:table-cell office:value-type="float" office:value="64.291242" calcext:value-type="float">
            <text:p>64.291242</text:p>
          </table:table-cell>
          <table:table-cell office:value-type="float" office:value="-149.194103" calcext:value-type="float">
            <text:p>-149.194103</text:p>
          </table:table-cell>
          <table:table-cell office:value-type="float" office:value="213" calcext:value-type="float">
            <text:p>213</text:p>
          </table:table-cell>
          <table:table-cell office:value-type="date" office:date-value="1961-06-01" calcext:value-type="date">
            <text:p>06/01/61</text:p>
          </table:table-cell>
          <table:table-cell/>
          <table:table-cell office:value-type="string" calcext:value-type="string">
            <text:p>CW FPS-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Radar</text:p>
          </table:table-cell>
          <table:table-cell office:value-type="float" office:value="17.143614" calcext:value-type="float">
            <text:p>17.143614</text:p>
          </table:table-cell>
          <table:table-cell office:value-type="float" office:value="-61.792475" calcext:value-type="float">
            <text:p>-61.792475</text:p>
          </table:table-cell>
          <table:table-cell office:value-type="float" office:value="6" calcext:value-type="float">
            <text:p>6</text:p>
          </table:table-cell>
          <table:table-cell office:value-type="date" office:date-value="1957-01-01" calcext:value-type="date">
            <text:p>01/01/57</text:p>
          </table:table-cell>
          <table:table-cell/>
          <table:table-cell office:value-type="string" calcext:value-type="string">
            <text:p>FPQ-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illstone Hill, MA</text:p>
          </table:table-cell>
          <table:table-cell office:value-type="string" calcext:value-type="string">
            <text:p>MILLH</text:p>
          </table:table-cell>
          <table:table-cell office:value-type="string" calcext:value-type="string">
            <text:p>Radar</text:p>
          </table:table-cell>
          <table:table-cell office:value-type="float" office:value="42.617442" calcext:value-type="float">
            <text:p>42.617442</text:p>
          </table:table-cell>
          <table:table-cell office:value-type="float" office:value="-71.490967" calcext:value-type="float">
            <text:p>-71.490967</text:p>
          </table:table-cell>
          <table:table-cell office:value-type="float" office:value="127" calcext:value-type="float">
            <text:p>127</text:p>
          </table:table-cell>
          <table:table-cell office:value-type="date" office:date-value="1957-10-05" calcext:value-type="date">
            <text:p>10/05/57</text:p>
          </table:table-cell>
          <table:table-cell/>
          <table:table-cell office:value-type="string" calcext:value-type="string">
            <text:p>old 331, 1a, 12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llstone Hill, MA</text:p>
          </table:table-cell>
          <table:table-cell office:value-type="string" calcext:value-type="string">
            <text:p>MILLFIRE</text:p>
          </table:table-cell>
          <table:table-cell office:value-type="string" calcext:value-type="string">
            <text:p>Radar</text:p>
          </table:table-cell>
          <table:table-cell office:value-type="float" office:value="42.617567" calcext:value-type="float">
            <text:p>42.617567</text:p>
          </table:table-cell>
          <table:table-cell office:value-type="float" office:value="-71.492383" calcext:value-type="float">
            <text:p>-71.492383</text:p>
          </table:table-cell>
          <table:table-cell office:value-type="float" office:value="124" calcext:value-type="float">
            <text:p>124</text:p>
          </table:table-cell>
          <table:table-cell table:style-name="Default"/>
          <table:table-cell/>
          <table:table-cell office:value-type="string" calcext:value-type="string">
            <text:p>laser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illstone Hill, MA</text:p>
          </table:table-cell>
          <table:table-cell office:value-type="string" calcext:value-type="string">
            <text:p>MILLHAY</text:p>
          </table:table-cell>
          <table:table-cell office:value-type="string" calcext:value-type="string">
            <text:p>Radar</text:p>
          </table:table-cell>
          <table:table-cell office:value-type="float" office:value="42.623272" calcext:value-type="float">
            <text:p>42.623272</text:p>
          </table:table-cell>
          <table:table-cell office:value-type="float" office:value="-71.488206" calcext:value-type="float">
            <text:p>-71.488206</text:p>
          </table:table-cell>
          <table:table-cell office:value-type="float" office:value="120" calcext:value-type="float">
            <text:p>120</text:p>
          </table:table-cell>
          <table:table-cell office:value-type="date" office:date-value="1965-05-17" calcext:value-type="date">
            <text:p>05/17/65</text:p>
          </table:table-cell>
          <table:table-cell/>
          <table:table-cell office:value-type="string" calcext:value-type="string">
            <text:p>10 GHz (X), 96 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illstone Hill, MA</text:p>
          </table:table-cell>
          <table:table-cell office:value-type="string" calcext:value-type="string">
            <text:p>MILLHAX</text:p>
          </table:table-cell>
          <table:table-cell office:value-type="string" calcext:value-type="string">
            <text:p>Radar</text:p>
          </table:table-cell>
          <table:table-cell office:value-type="float" office:value="42.622792" calcext:value-type="float">
            <text:p>42.622792</text:p>
          </table:table-cell>
          <table:table-cell office:value-type="float" office:value="-71.487222" calcext:value-type="float">
            <text:p>-71.487222</text:p>
          </table:table-cell>
          <table:table-cell office:value-type="float" office:value="120" calcext:value-type="float">
            <text:p>120</text:p>
          </table:table-cell>
          <table:table-cell office:value-type="date" office:date-value="1994-01-01" calcext:value-type="date">
            <text:p>01/01/94</text:p>
          </table:table-cell>
          <table:table-cell/>
          <table:table-cell office:value-type="string" calcext:value-type="string">
            <text:p>16 GHz (Ku)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Vardo, Norway</text:p>
          </table:table-cell>
          <table:table-cell office:value-type="string" calcext:value-type="string">
            <text:p>GlobusII</text:p>
          </table:table-cell>
          <table:table-cell office:value-type="string" calcext:value-type="string">
            <text:p>Radar</text:p>
          </table:table-cell>
          <table:table-cell office:value-type="float" office:value="70.367153" calcext:value-type="float">
            <text:p>70.367153</text:p>
          </table:table-cell>
          <table:table-cell office:value-type="float" office:value="31.127711" calcext:value-type="float">
            <text:p>31.127711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glin, FL</text:p>
          </table:table-cell>
          <table:table-cell office:value-type="string" calcext:value-type="string">
            <text:p>Eglin</text:p>
          </table:table-cell>
          <table:table-cell office:value-type="string" calcext:value-type="string">
            <text:p>Radar</text:p>
          </table:table-cell>
          <table:table-cell office:value-type="float" office:value="30.572394" calcext:value-type="float">
            <text:p>30.572394</text:p>
          </table:table-cell>
          <table:table-cell office:value-type="float" office:value="-86.214692" calcext:value-type="float">
            <text:p>-86.214692</text:p>
          </table:table-cell>
          <table:table-cell office:value-type="float" office:value="36" calcext:value-type="float">
            <text:p>36</text:p>
          </table:table-cell>
          <table:table-cell office:value-type="date" office:date-value="1969-01-29" calcext:value-type="date">
            <text:p>01/29/69</text:p>
          </table:table-cell>
          <table:table-cell/>
          <table:table-cell office:value-type="string" calcext:value-type="string">
            <text:p>FPS-85, also #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Kaena Point, HI</text:p>
          </table:table-cell>
          <table:table-cell office:value-type="string" calcext:value-type="string">
            <text:p>KaenaPt</text:p>
          </table:table-cell>
          <table:table-cell office:value-type="string" calcext:value-type="string">
            <text:p>Radar</text:p>
          </table:table-cell>
          <table:table-cell office:value-type="float" office:value="21.572056" calcext:value-type="float">
            <text:p>21.572056</text:p>
          </table:table-cell>
          <table:table-cell office:value-type="float" office:value="-158.266578" calcext:value-type="float">
            <text:p>-158.266578</text:p>
          </table:table-cell>
          <table:table-cell office:value-type="float" office:value="300" calcext:value-type="float">
            <text:p>300</text:p>
          </table:table-cell>
          <table:table-cell office:value-type="date" office:date-value="1972-01-01" calcext:value-type="date">
            <text:p>01/01/72</text:p>
          </table:table-cell>
          <table:table-cell/>
          <table:table-cell office:value-type="string" calcext:value-type="string">
            <text:p>FPQ-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SanDiegoR</text:p>
          </table:table-cell>
          <table:table-cell office:value-type="string" calcext:value-type="string">
            <text:p>Intf</text:p>
          </table:table-cell>
          <table:table-cell office:value-type="float" office:value="32.577492" calcext:value-type="float">
            <text:p>32.577492</text:p>
          </table:table-cell>
          <table:table-cell office:value-type="float" office:value="-116.974731" calcext:value-type="float">
            <text:p>-116.974731</text:p>
          </table:table-cell>
          <table:table-cell office:value-type="float" office:value="125.4" calcext:value-type="float">
            <text:p>125.4</text:p>
          </table:table-cell>
          <table:table-cell table:style-name="Default"/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lephant Butte, NM</text:p>
          </table:table-cell>
          <table:table-cell office:value-type="string" calcext:value-type="string">
            <text:p>ElephantButteR</text:p>
          </table:table-cell>
          <table:table-cell office:value-type="string" calcext:value-type="string">
            <text:p>Intf</text:p>
          </table:table-cell>
          <table:table-cell office:value-type="float" office:value="33.445544" calcext:value-type="float">
            <text:p>33.445544</text:p>
          </table:table-cell>
          <table:table-cell office:value-type="float" office:value="-106.998122" calcext:value-type="float">
            <text:p>-106.998122</text:p>
          </table:table-cell>
          <table:table-cell office:value-type="float" office:value="1443.6" calcext:value-type="float">
            <text:p>1443.6</text:p>
          </table:table-cell>
          <table:table-cell table:style-name="Default"/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ilver Lake, MS</text:p>
          </table:table-cell>
          <table:table-cell office:value-type="string" calcext:value-type="string">
            <text:p>SilverLakeR</text:p>
          </table:table-cell>
          <table:table-cell office:value-type="string" calcext:value-type="string">
            <text:p>Intf</text:p>
          </table:table-cell>
          <table:table-cell office:value-type="float" office:value="33.147342" calcext:value-type="float">
            <text:p>33.147342</text:p>
          </table:table-cell>
          <table:table-cell office:value-type="float" office:value="-91.020897" calcext:value-type="float">
            <text:p>-91.020897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attnel, GA</text:p>
          </table:table-cell>
          <table:table-cell office:value-type="string" calcext:value-type="string">
            <text:p>TattnallR</text:p>
          </table:table-cell>
          <table:table-cell office:value-type="string" calcext:value-type="string">
            <text:p>Intf</text:p>
          </table:table-cell>
          <table:table-cell office:value-type="float" office:value="32.043725" calcext:value-type="float">
            <text:p>32.043725</text:p>
          </table:table-cell>
          <table:table-cell office:value-type="float" office:value="-81.926017" calcext:value-type="float">
            <text:p>-81.926017</text:p>
          </table:table-cell>
          <table:table-cell office:value-type="float" office:value="28.3" calcext:value-type="float">
            <text:p>28.3</text:p>
          </table:table-cell>
          <table:table-cell office:value-type="date" office:date-value="1987-10-27" calcext:value-type="date">
            <text:p>10/27/87</text:p>
          </table:table-cell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ake Kickapoo, TX</text:p>
          </table:table-cell>
          <table:table-cell office:value-type="string" calcext:value-type="string">
            <text:p>LakeKickapooT</text:p>
          </table:table-cell>
          <table:table-cell office:value-type="string" calcext:value-type="string">
            <text:p>Intf</text:p>
          </table:table-cell>
          <table:table-cell office:value-type="float" office:value="33.553978" calcext:value-type="float">
            <text:p>33.553978</text:p>
          </table:table-cell>
          <table:table-cell office:value-type="float" office:value="-98.762908" calcext:value-type="float">
            <text:p>-98.762908</text:p>
          </table:table-cell>
          <table:table-cell office:value-type="float" office:value="309.9" calcext:value-type="float">
            <text:p>309.9</text:p>
          </table:table-cell>
          <table:table-cell office:value-type="date" office:date-value="1961-01-01" calcext:value-type="date">
            <text:p>01/01/61</text:p>
          </table:table-cell>
          <table:table-cell/>
          <table:table-cell office:value-type="string" calcext:value-type="string">
            <text:p>tran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ed River, AR</text:p>
          </table:table-cell>
          <table:table-cell office:value-type="string" calcext:value-type="string">
            <text:p>RedRiverR</text:p>
          </table:table-cell>
          <table:table-cell office:value-type="string" calcext:value-type="string">
            <text:p>Intf</text:p>
          </table:table-cell>
          <table:table-cell office:value-type="float" office:value="33.330772" calcext:value-type="float">
            <text:p>33.330772</text:p>
          </table:table-cell>
          <table:table-cell office:value-type="float" office:value="-93.550056" calcext:value-type="float">
            <text:p>-93.550056</text:p>
          </table:table-cell>
          <table:table-cell office:value-type="float" office:value="91.8" calcext:value-type="float">
            <text:p>91.8</text:p>
          </table:table-cell>
          <table:table-cell table:style-name="Default"/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awkingsville, GA</text:p>
          </table:table-cell>
          <table:table-cell office:value-type="string" calcext:value-type="string">
            <text:p>HawkingsvilleR</text:p>
          </table:table-cell>
          <table:table-cell office:value-type="string" calcext:value-type="string">
            <text:p>Intf</text:p>
          </table:table-cell>
          <table:table-cell office:value-type="float" office:value="32.28895" calcext:value-type="float">
            <text:p>32.28895</text:p>
          </table:table-cell>
          <table:table-cell office:value-type="float" office:value="-83.536283" calcext:value-type="float">
            <text:p>-83.536283</text:p>
          </table:table-cell>
          <table:table-cell office:value-type="float" office:value="77.2" calcext:value-type="float">
            <text:p>77.2</text:p>
          </table:table-cell>
          <table:table-cell table:style-name="Default"/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ila River, AZ</text:p>
          </table:table-cell>
          <table:table-cell office:value-type="string" calcext:value-type="string">
            <text:p>GilaRiverT</text:p>
          </table:table-cell>
          <table:table-cell office:value-type="string" calcext:value-type="string">
            <text:p>Intf</text:p>
          </table:table-cell>
          <table:table-cell office:value-type="float" office:value="33.113389" calcext:value-type="float">
            <text:p>33.113389</text:p>
          </table:table-cell>
          <table:table-cell office:value-type="float" office:value="-112.030725" calcext:value-type="float">
            <text:p>-112.030725</text:p>
          </table:table-cell>
          <table:table-cell office:value-type="float" office:value="321" calcext:value-type="float">
            <text:p>321</text:p>
          </table:table-cell>
          <table:table-cell table:style-name="Default"/>
          <table:table-cell/>
          <table:table-cell office:value-type="string" calcext:value-type="string">
            <text:p>tran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ordan Lake, AL</text:p>
          </table:table-cell>
          <table:table-cell office:value-type="string" calcext:value-type="string">
            <text:p>JordanLakeT</text:p>
          </table:table-cell>
          <table:table-cell office:value-type="string" calcext:value-type="string">
            <text:p>Intf</text:p>
          </table:table-cell>
          <table:table-cell office:value-type="float" office:value="32.659064" calcext:value-type="float">
            <text:p>32.659064</text:p>
          </table:table-cell>
          <table:table-cell office:value-type="float" office:value="-86.263514" calcext:value-type="float">
            <text:p>-86.263514</text:p>
          </table:table-cell>
          <table:table-cell office:value-type="float" office:value="99.2" calcext:value-type="float">
            <text:p>99.2</text:p>
          </table:table-cell>
          <table:table-cell table:style-name="Default"/>
          <table:table-cell/>
          <table:table-cell office:value-type="string" calcext:value-type="string">
            <text:p>trans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string" calcext:value-type="string">
            <text:p>LEO Satelite 34903</text:p>
          </table:table-cell>
          <table:table-cell office:value-type="string" calcext:value-type="string">
            <text:p>STSS ATRR</text:p>
          </table:table-cell>
          <table:table-cell office:value-type="string" calcext:value-type="string">
            <text:p>S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1-01-31" calcext:value-type="date">
            <text:p>01/31/11</text:p>
          </table:table-cell>
          <table:table-cell/>
          <table:table-cell office:value-type="string" calcext:value-type="string">
            <text:p>no elements avail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string" calcext:value-type="string">
            <text:p>LEO Satelite 37168</text:p>
          </table:table-cell>
          <table:table-cell office:value-type="string" calcext:value-type="string">
            <text:p>SBSS-1</text:p>
          </table:table-cell>
          <table:table-cell office:value-type="string" calcext:value-type="string">
            <text:p>S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1-02-23" calcext:value-type="date">
            <text:p>02/23/11</text:p>
          </table:table-cell>
          <table:table-cell/>
          <table:table-cell office:value-type="string" calcext:value-type="string">
            <text:p>a=634 km, i = 98</text:p>
          </table:table-cell>
        </table:table-row>
      </table:table>
      <table:table table:name="Table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corro, NM</text:p>
          </table:table-cell>
          <table:table-cell office:value-type="string" calcext:value-type="string">
            <text:p>SocorroCAM1</text:p>
          </table:table-cell>
          <table:table-cell office:value-type="string" calcext:value-type="string">
            <text:p>Opt</text:p>
          </table:table-cell>
          <table:table-cell office:value-type="float" office:value="33.817267" calcext:value-type="float">
            <text:p>33.817267</text:p>
          </table:table-cell>
          <table:table-cell office:value-type="float" office:value="-106.660092" calcext:value-type="float">
            <text:p>-106.660092</text:p>
          </table:table-cell>
          <table:table-cell office:value-type="float" office:value="1510" calcext:value-type="float">
            <text:p>1510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ocorro, NM</text:p>
          </table:table-cell>
          <table:table-cell office:value-type="string" calcext:value-type="string">
            <text:p>SocorroCAM2</text:p>
          </table:table-cell>
          <table:table-cell office:value-type="string" calcext:value-type="string">
            <text:p>Opt</text:p>
          </table:table-cell>
          <table:table-cell office:value-type="float" office:value="33.817269" calcext:value-type="float">
            <text:p>33.817269</text:p>
          </table:table-cell>
          <table:table-cell office:value-type="float" office:value="-106.659619" calcext:value-type="float">
            <text:p>-106.659619</text:p>
          </table:table-cell>
          <table:table-cell office:value-type="float" office:value="1510" calcext:value-type="float">
            <text:p>1510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ocorro, NM</text:p>
          </table:table-cell>
          <table:table-cell office:value-type="string" calcext:value-type="string">
            <text:p>SocorroCAM3</text:p>
          </table:table-cell>
          <table:table-cell office:value-type="string" calcext:value-type="string">
            <text:p>Opt</text:p>
          </table:table-cell>
          <table:table-cell office:value-type="float" office:value="33.817061" calcext:value-type="float">
            <text:p>33.817061</text:p>
          </table:table-cell>
          <table:table-cell office:value-type="float" office:value="-106.659619" calcext:value-type="float">
            <text:p>-106.659619</text:p>
          </table:table-cell>
          <table:table-cell office:value-type="float" office:value="1510" calcext:value-type="float">
            <text:p>1510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MauiCAM1</text:p>
          </table:table-cell>
          <table:table-cell office:value-type="string" calcext:value-type="string">
            <text:p>Opt</text:p>
          </table:table-cell>
          <table:table-cell office:value-type="float" office:value="20.708158" calcext:value-type="float">
            <text:p>20.708158</text:p>
          </table:table-cell>
          <table:table-cell office:value-type="float" office:value="-156.257633" calcext:value-type="float">
            <text:p>-156.257633</text:p>
          </table:table-cell>
          <table:table-cell office:value-type="float" office:value="3067" calcext:value-type="float">
            <text:p>3067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MauiCAM2</text:p>
          </table:table-cell>
          <table:table-cell office:value-type="string" calcext:value-type="string">
            <text:p>Opt</text:p>
          </table:table-cell>
          <table:table-cell office:value-type="float" office:value="20.708158" calcext:value-type="float">
            <text:p>20.708158</text:p>
          </table:table-cell>
          <table:table-cell office:value-type="float" office:value="-156.257319" calcext:value-type="float">
            <text:p>-156.257319</text:p>
          </table:table-cell>
          <table:table-cell office:value-type="float" office:value="3067" calcext:value-type="float">
            <text:p>3067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ui, HI</text:p>
          </table:table-cell>
          <table:table-cell office:value-type="string" calcext:value-type="string">
            <text:p>MauiCAM3</text:p>
          </table:table-cell>
          <table:table-cell office:value-type="string" calcext:value-type="string">
            <text:p>Opt</text:p>
          </table:table-cell>
          <table:table-cell office:value-type="float" office:value="20.708633" calcext:value-type="float">
            <text:p>20.708633</text:p>
          </table:table-cell>
          <table:table-cell office:value-type="float" office:value="-156.257294" calcext:value-type="float">
            <text:p>-156.257294</text:p>
          </table:table-cell>
          <table:table-cell office:value-type="float" office:value="3067" calcext:value-type="float">
            <text:p>3067</text:p>
          </table:table-cell>
          <table:table-cell office:value-type="date" office:date-value="1983-03-01" calcext:value-type="date">
            <text:p>03/01/83</text:p>
          </table:table-cell>
          <table:table-cell/>
          <table:table-cell office:value-type="string" calcext:value-type="string">
            <text:p>15" FSQ 1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DiegoCAM1</text:p>
          </table:table-cell>
          <table:table-cell office:value-type="string" calcext:value-type="string">
            <text:p>Opt</text:p>
          </table:table-cell>
          <table:table-cell office:value-type="float" office:value="-7.411622" calcext:value-type="float">
            <text:p>-7.411622</text:p>
          </table:table-cell>
          <table:table-cell office:value-type="float" office:value="72.452025" calcext:value-type="float">
            <text:p>72.452025</text:p>
          </table:table-cell>
          <table:table-cell office:value-type="float" office:value="-61.2" calcext:value-type="float">
            <text:p>-61.2</text:p>
          </table:table-cell>
          <table:table-cell office:value-type="date" office:date-value="1986-11-30" calcext:value-type="date">
            <text:p>11/30/86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DiegoCAM2</text:p>
          </table:table-cell>
          <table:table-cell office:value-type="string" calcext:value-type="string">
            <text:p>Opt</text:p>
          </table:table-cell>
          <table:table-cell office:value-type="float" office:value="-7.411625" calcext:value-type="float">
            <text:p>-7.411625</text:p>
          </table:table-cell>
          <table:table-cell office:value-type="float" office:value="72.452431" calcext:value-type="float">
            <text:p>72.452431</text:p>
          </table:table-cell>
          <table:table-cell office:value-type="float" office:value="-61.2" calcext:value-type="float">
            <text:p>-61.2</text:p>
          </table:table-cell>
          <table:table-cell office:value-type="date" office:date-value="1986-11-30" calcext:value-type="date">
            <text:p>11/30/86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DiegoCAM3</text:p>
          </table:table-cell>
          <table:table-cell office:value-type="string" calcext:value-type="string">
            <text:p>Opt</text:p>
          </table:table-cell>
          <table:table-cell office:value-type="float" office:value="-7.411861" calcext:value-type="float">
            <text:p>-7.411861</text:p>
          </table:table-cell>
          <table:table-cell office:value-type="float" office:value="72.452369" calcext:value-type="float">
            <text:p>72.452369</text:p>
          </table:table-cell>
          <table:table-cell office:value-type="float" office:value="-61.2" calcext:value-type="float">
            <text:p>-61.2</text:p>
          </table:table-cell>
          <table:table-cell office:value-type="date" office:date-value="1986-11-30" calcext:value-type="date">
            <text:p>11/30/86</text:p>
          </table:table-cell>
          <table:table-cell/>
          <table:table-cell office:value-type="string" calcext:value-type="string">
            <text:p>40" FSQ 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ylingA</text:p>
          </table:table-cell>
          <table:table-cell office:value-type="string" calcext:value-type="string">
            <text:p>PhArry</text:p>
          </table:table-cell>
          <table:table-cell office:value-type="float" office:value="54.361775" calcext:value-type="float">
            <text:p>54.361775</text:p>
          </table:table-cell>
          <table:table-cell office:value-type="float" office:value="-0.670033" calcext:value-type="float">
            <text:p>-0.670033</text:p>
          </table:table-cell>
          <table:table-cell office:value-type="float" office:value="326" calcext:value-type="float">
            <text:p>326</text:p>
          </table:table-cell>
          <table:table-cell office:value-type="date" office:date-value="1992-08-18" calcext:value-type="date">
            <text:p>08/18/92</text:p>
          </table:table-cell>
          <table:table-cell/>
          <table:table-cell office:value-type="string" calcext:value-type="string">
            <text:p>PA FPS-1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ylingB</text:p>
          </table:table-cell>
          <table:table-cell office:value-type="string" calcext:value-type="string">
            <text:p>PhArry</text:p>
          </table:table-cell>
          <table:table-cell office:value-type="float" office:value="54.361775" calcext:value-type="float">
            <text:p>54.361775</text:p>
          </table:table-cell>
          <table:table-cell office:value-type="float" office:value="-0.670033" calcext:value-type="float">
            <text:p>-0.670033</text:p>
          </table:table-cell>
          <table:table-cell office:value-type="float" office:value="326" calcext:value-type="float">
            <text:p>326</text:p>
          </table:table-cell>
          <table:table-cell office:value-type="date" office:date-value="1992-08-18" calcext:value-type="date">
            <text:p>08/18/92</text:p>
          </table:table-cell>
          <table:table-cell/>
          <table:table-cell office:value-type="string" calcext:value-type="string">
            <text:p>PA FPS-1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ylingC</text:p>
          </table:table-cell>
          <table:table-cell office:value-type="string" calcext:value-type="string">
            <text:p>PhArry</text:p>
          </table:table-cell>
          <table:table-cell office:value-type="float" office:value="54.361775" calcext:value-type="float">
            <text:p>54.361775</text:p>
          </table:table-cell>
          <table:table-cell office:value-type="float" office:value="-0.670033" calcext:value-type="float">
            <text:p>-0.670033</text:p>
          </table:table-cell>
          <table:table-cell office:value-type="float" office:value="326" calcext:value-type="float">
            <text:p>326</text:p>
          </table:table-cell>
          <table:table-cell office:value-type="date" office:date-value="1992-08-18" calcext:value-type="date">
            <text:p>08/18/92</text:p>
          </table:table-cell>
          <table:table-cell/>
          <table:table-cell office:value-type="string" calcext:value-type="string">
            <text:p>PA FPS-1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lear, AK</text:p>
          </table:table-cell>
          <table:table-cell office:value-type="string" calcext:value-type="string">
            <text:p>ClearPA</text:p>
          </table:table-cell>
          <table:table-cell office:value-type="string" calcext:value-type="string">
            <text:p>PhArry</text:p>
          </table:table-cell>
          <table:table-cell office:value-type="float" office:value="64.300233" calcext:value-type="float">
            <text:p>64.300233</text:p>
          </table:table-cell>
          <table:table-cell office:value-type="float" office:value="-149.190964" calcext:value-type="float">
            <text:p>-149.190964</text:p>
          </table:table-cell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mid 1990's</text:p>
          </table:table-cell>
          <table:table-cell/>
          <table:table-cell office:value-type="string" calcext:value-type="string">
            <text:p>AN/FPS-1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lear, AK</text:p>
          </table:table-cell>
          <table:table-cell office:value-type="string" calcext:value-type="string">
            <text:p>ClearPA</text:p>
          </table:table-cell>
          <table:table-cell office:value-type="string" calcext:value-type="string">
            <text:p>PhArry</text:p>
          </table:table-cell>
          <table:table-cell office:value-type="float" office:value="64.300233" calcext:value-type="float">
            <text:p>64.300233</text:p>
          </table:table-cell>
          <table:table-cell office:value-type="float" office:value="-149.190964" calcext:value-type="float">
            <text:p>-149.190964</text:p>
          </table:table-cell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mid 1990's</text:p>
          </table:table-cell>
          <table:table-cell/>
          <table:table-cell office:value-type="string" calcext:value-type="string">
            <text:p>AN/FPS-1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pe Cod, MA (NE)</text:p>
          </table:table-cell>
          <table:table-cell office:value-type="string" calcext:value-type="string">
            <text:p>CapecodNE</text:p>
          </table:table-cell>
          <table:table-cell office:value-type="string" calcext:value-type="string">
            <text:p>PhArry</text:p>
          </table:table-cell>
          <table:table-cell office:value-type="float" office:value="41.752408" calcext:value-type="float">
            <text:p>41.752408</text:p>
          </table:table-cell>
          <table:table-cell office:value-type="float" office:value="-70.538342" calcext:value-type="float">
            <text:p>-70.538342</text:p>
          </table:table-cell>
          <table:table-cell office:value-type="float" office:value="67" calcext:value-type="float">
            <text:p>67</text:p>
          </table:table-cell>
          <table:table-cell office:value-type="date" office:date-value="1980-04-04" calcext:value-type="date">
            <text:p>04/04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pe Cod, MA (SE)</text:p>
          </table:table-cell>
          <table:table-cell office:value-type="string" calcext:value-type="string">
            <text:p>CapecodSE</text:p>
          </table:table-cell>
          <table:table-cell office:value-type="string" calcext:value-type="string">
            <text:p>PhArry</text:p>
          </table:table-cell>
          <table:table-cell office:value-type="float" office:value="41.752408" calcext:value-type="float">
            <text:p>41.752408</text:p>
          </table:table-cell>
          <table:table-cell office:value-type="float" office:value="-70.538342" calcext:value-type="float">
            <text:p>-70.538342</text:p>
          </table:table-cell>
          <table:table-cell office:value-type="float" office:value="67" calcext:value-type="float">
            <text:p>67</text:p>
          </table:table-cell>
          <table:table-cell office:value-type="date" office:date-value="1980-04-04" calcext:value-type="date">
            <text:p>04/04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eale, CA (S)</text:p>
          </table:table-cell>
          <table:table-cell office:value-type="string" calcext:value-type="string">
            <text:p>BealeS</text:p>
          </table:table-cell>
          <table:table-cell office:value-type="string" calcext:value-type="string">
            <text:p>PhArry</text:p>
          </table:table-cell>
          <table:table-cell office:value-type="float" office:value="39.13605" calcext:value-type="float">
            <text:p>39.13605</text:p>
          </table:table-cell>
          <table:table-cell office:value-type="float" office:value="-121.350628" calcext:value-type="float">
            <text:p>-121.350628</text:p>
          </table:table-cell>
          <table:table-cell office:value-type="float" office:value="117" calcext:value-type="float">
            <text:p>117</text:p>
          </table:table-cell>
          <table:table-cell office:value-type="date" office:date-value="1980-08-15" calcext:value-type="date">
            <text:p>08/15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ale, CA (NW)</text:p>
          </table:table-cell>
          <table:table-cell office:value-type="string" calcext:value-type="string">
            <text:p>BealeNW</text:p>
          </table:table-cell>
          <table:table-cell office:value-type="string" calcext:value-type="string">
            <text:p>PhArry</text:p>
          </table:table-cell>
          <table:table-cell office:value-type="float" office:value="39.13605" calcext:value-type="float">
            <text:p>39.13605</text:p>
          </table:table-cell>
          <table:table-cell office:value-type="float" office:value="-121.350628" calcext:value-type="float">
            <text:p>-121.350628</text:p>
          </table:table-cell>
          <table:table-cell office:value-type="float" office:value="117" calcext:value-type="float">
            <text:p>117</text:p>
          </table:table-cell>
          <table:table-cell office:value-type="date" office:date-value="1980-08-15" calcext:value-type="date">
            <text:p>08/15/80</text:p>
          </table:table-cell>
          <table:table-cell/>
          <table:table-cell office:value-type="string" calcext:value-type="string">
            <text:p>FPS-1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hmeya, AK</text:p>
          </table:table-cell>
          <table:table-cell office:value-type="string" calcext:value-type="string">
            <text:p>CobraDaneWB</text:p>
          </table:table-cell>
          <table:table-cell office:value-type="string" calcext:value-type="string">
            <text:p>PhArry</text:p>
          </table:table-cell>
          <table:table-cell office:value-type="float" office:value="52.737175" calcext:value-type="float">
            <text:p>52.737175</text:p>
          </table:table-cell>
          <table:table-cell office:value-type="float" office:value="174.091528" calcext:value-type="float">
            <text:p>174.091528</text:p>
          </table:table-cell>
          <table:table-cell office:value-type="float" office:value="68" calcext:value-type="float">
            <text:p>68</text:p>
          </table:table-cell>
          <table:table-cell office:value-type="date" office:date-value="1977-07-13" calcext:value-type="date">
            <text:p>07/13/77</text:p>
          </table:table-cell>
          <table:table-cell table:style-name="ce1" office:value-type="date" office:date-value="1994-11-01" calcext:value-type="date">
            <text:p>11/01/9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hmeya, AK</text:p>
          </table:table-cell>
          <table:table-cell office:value-type="string" calcext:value-type="string">
            <text:p>CobraDane</text:p>
          </table:table-cell>
          <table:table-cell office:value-type="string" calcext:value-type="string">
            <text:p>PhArry</text:p>
          </table:table-cell>
          <table:table-cell office:value-type="float" office:value="52.737175" calcext:value-type="float">
            <text:p>52.737175</text:p>
          </table:table-cell>
          <table:table-cell office:value-type="float" office:value="174.091528" calcext:value-type="float">
            <text:p>174.091528</text:p>
          </table:table-cell>
          <table:table-cell office:value-type="float" office:value="68" calcext:value-type="float">
            <text:p>68</text:p>
          </table:table-cell>
          <table:table-cell office:value-type="date" office:date-value="1977-07-13" calcext:value-type="date">
            <text:p>07/13/77</text:p>
          </table:table-cell>
          <table:table-cell/>
          <table:table-cell office:value-type="string" calcext:value-type="string">
            <text:p>AN/FPS-1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ThuleSE</text:p>
          </table:table-cell>
          <table:table-cell office:value-type="string" calcext:value-type="string">
            <text:p>PhArry</text:p>
          </table:table-cell>
          <table:table-cell office:value-type="float" office:value="76.569456" calcext:value-type="float">
            <text:p>76.569456</text:p>
          </table:table-cell>
          <table:table-cell office:value-type="float" office:value="-68.298956" calcext:value-type="float">
            <text:p>-68.298956</text:p>
          </table:table-cell>
          <table:table-cell office:value-type="float" office:value="424" calcext:value-type="float">
            <text:p>424</text:p>
          </table:table-cell>
          <table:table-cell office:value-type="date" office:date-value="1987-06-24" calcext:value-type="date">
            <text:p>06/24/87</text:p>
          </table:table-cell>
          <table:table-cell/>
          <table:table-cell office:value-type="string" calcext:value-type="string">
            <text:p>FPS-1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ThuleN</text:p>
          </table:table-cell>
          <table:table-cell office:value-type="string" calcext:value-type="string">
            <text:p>PhArry</text:p>
          </table:table-cell>
          <table:table-cell office:value-type="float" office:value="76.569456" calcext:value-type="float">
            <text:p>76.569456</text:p>
          </table:table-cell>
          <table:table-cell office:value-type="float" office:value="-68.298956" calcext:value-type="float">
            <text:p>-68.298956</text:p>
          </table:table-cell>
          <table:table-cell office:value-type="float" office:value="424" calcext:value-type="float">
            <text:p>424</text:p>
          </table:table-cell>
          <table:table-cell office:value-type="date" office:date-value="1987-06-24" calcext:value-type="date">
            <text:p>06/24/87</text:p>
          </table:table-cell>
          <table:table-cell/>
          <table:table-cell office:value-type="string" calcext:value-type="string">
            <text:p>FPS-1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Eglin, FL</text:p>
          </table:table-cell>
          <table:table-cell office:value-type="string" calcext:value-type="string">
            <text:p>EglinDS</text:p>
          </table:table-cell>
          <table:table-cell office:value-type="string" calcext:value-type="string">
            <text:p>Radar</text:p>
          </table:table-cell>
          <table:table-cell office:value-type="float" office:value="30.572394" calcext:value-type="float">
            <text:p>30.572394</text:p>
          </table:table-cell>
          <table:table-cell office:value-type="float" office:value="-86.214692" calcext:value-type="float">
            <text:p>-86.214692</text:p>
          </table:table-cell>
          <table:table-cell office:value-type="float" office:value="36" calcext:value-type="float">
            <text:p>36</text:p>
          </table:table-cell>
          <table:table-cell office:value-type="date" office:date-value="1988-01-01" calcext:value-type="date">
            <text:p>01/01/88</text:p>
          </table:table-cell>
          <table:table-cell/>
          <table:table-cell office:value-type="string" calcext:value-type="string">
            <text:p>FPS-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glin, FL</text:p>
          </table:table-cell>
          <table:table-cell office:value-type="string" calcext:value-type="string">
            <text:p>Eglin</text:p>
          </table:table-cell>
          <table:table-cell office:value-type="string" calcext:value-type="string">
            <text:p>Radar</text:p>
          </table:table-cell>
          <table:table-cell office:value-type="float" office:value="30.572394" calcext:value-type="float">
            <text:p>30.572394</text:p>
          </table:table-cell>
          <table:table-cell office:value-type="float" office:value="-86.214692" calcext:value-type="float">
            <text:p>-86.214692</text:p>
          </table:table-cell>
          <table:table-cell office:value-type="float" office:value="36" calcext:value-type="float">
            <text:p>36</text:p>
          </table:table-cell>
          <table:table-cell office:value-type="date" office:date-value="1969-01-29" calcext:value-type="date">
            <text:p>01/29/69</text:p>
          </table:table-cell>
          <table:table-cell/>
          <table:table-cell office:value-type="string" calcext:value-type="string">
            <text:p>FPS-85</text:p>
          </table:table-cell>
        </table:table-row>
      </table:table>
      <table:table table:name="Table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Olenegorsk, Russia</text:p>
          </table:table-cell>
          <table:table-cell office:value-type="string" calcext:value-type="string">
            <text:p>Olenegorsk</text:p>
          </table:table-cell>
          <table:table-cell office:value-type="string" calcext:value-type="string">
            <text:p>PhArry</text:p>
          </table:table-cell>
          <table:table-cell office:value-type="float" office:value="68.1135" calcext:value-type="float">
            <text:p>68.1135</text:p>
          </table:table-cell>
          <table:table-cell office:value-type="float" office:value="33.9105" calcext:value-type="float">
            <text:p>33.9105</text:p>
          </table:table-cell>
          <table:table-cell office:value-type="float" office:value="240" calcext:value-type="float">
            <text:p>240</text:p>
          </table:table-cell>
          <table:table-cell office:value-type="date" office:date-value="1976-06-01" calcext:value-type="date">
            <text:p>06/01/76</text:p>
          </table:table-cell>
          <table:table-cell/>
          <table:table-cell office:value-type="string" calcext:value-type="string">
            <text:p>325, 295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Olenegorsk, Russia</text:p>
          </table:table-cell>
          <table:table-cell office:value-type="string" calcext:value-type="string">
            <text:p>Olenegorsk</text:p>
          </table:table-cell>
          <table:table-cell office:value-type="string" calcext:value-type="string">
            <text:p>PhArry</text:p>
          </table:table-cell>
          <table:table-cell office:value-type="float" office:value="68.1166" calcext:value-type="float">
            <text:p>68.1166</text:p>
          </table:table-cell>
          <table:table-cell office:value-type="float" office:value="33.9205" calcext:value-type="float">
            <text:p>33.9205</text:p>
          </table:table-cell>
          <table:table-cell office:value-type="float" office:value="241" calcext:value-type="float">
            <text:p>241</text:p>
          </table:table-cell>
          <table:table-cell office:value-type="date" office:date-value="1978-06-01" calcext:value-type="date">
            <text:p>06/01/78</text:p>
          </table:table-cell>
          <table:table-cell/>
          <table:table-cell office:value-type="string" calcext:value-type="string">
            <text:p>310, Dnepr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Balkhash, Kazakhstan</text:p>
          </table:table-cell>
          <table:table-cell office:value-type="string" calcext:value-type="string">
            <text:p>Balkhash</text:p>
          </table:table-cell>
          <table:table-cell office:value-type="string" calcext:value-type="string">
            <text:p>PhArry</text:p>
          </table:table-cell>
          <table:table-cell office:value-type="float" office:value="46.60289" calcext:value-type="float">
            <text:p>46.60289</text:p>
          </table:table-cell>
          <table:table-cell office:value-type="float" office:value="74.5285" calcext:value-type="float">
            <text:p>74.5285</text:p>
          </table:table-cell>
          <table:table-cell office:value-type="float" office:value="348" calcext:value-type="float">
            <text:p>348</text:p>
          </table:table-cell>
          <table:table-cell office:value-type="date" office:date-value="1972-01-01" calcext:value-type="date">
            <text:p>01/01/72</text:p>
          </table:table-cell>
          <table:table-cell/>
          <table:table-cell office:value-type="string" calcext:value-type="string">
            <text:p>Dnepr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Balkhash, Kazakhstan</text:p>
          </table:table-cell>
          <table:table-cell office:value-type="string" calcext:value-type="string">
            <text:p>Balkhash</text:p>
          </table:table-cell>
          <table:table-cell office:value-type="string" calcext:value-type="string">
            <text:p>PhArry</text:p>
          </table:table-cell>
          <table:table-cell office:value-type="float" office:value="46.60446" calcext:value-type="float">
            <text:p>46.60446</text:p>
          </table:table-cell>
          <table:table-cell office:value-type="float" office:value="74.5326" calcext:value-type="float">
            <text:p>74.5326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/>
          <table:table-cell office:value-type="string" calcext:value-type="string">
            <text:p>Dnepr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Mishelevka, Russia</text:p>
          </table:table-cell>
          <table:table-cell office:value-type="string" calcext:value-type="string">
            <text:p>Mishelevka</text:p>
          </table:table-cell>
          <table:table-cell office:value-type="string" calcext:value-type="string">
            <text:p>PhArry</text:p>
          </table:table-cell>
          <table:table-cell office:value-type="float" office:value="52.877936" calcext:value-type="float">
            <text:p>52.877936</text:p>
          </table:table-cell>
          <table:table-cell office:value-type="float" office:value="103.272944" calcext:value-type="float">
            <text:p>103.272944</text:p>
          </table:table-cell>
          <table:table-cell office:value-type="float" office:value="513" calcext:value-type="float">
            <text:p>513</text:p>
          </table:table-cell>
          <table:table-cell office:value-type="date" office:date-value="1968-01-01" calcext:value-type="date">
            <text:p>01/01/68</text:p>
          </table:table-cell>
          <table:table-cell/>
          <table:table-cell office:value-type="string" calcext:value-type="string">
            <text:p>70, 200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Mishelevka, Russia</text:p>
          </table:table-cell>
          <table:table-cell office:value-type="string" calcext:value-type="string">
            <text:p>Mishelevka</text:p>
          </table:table-cell>
          <table:table-cell office:value-type="string" calcext:value-type="string">
            <text:p>PhArry</text:p>
          </table:table-cell>
          <table:table-cell office:value-type="float" office:value="52.874986" calcext:value-type="float">
            <text:p>52.874986</text:p>
          </table:table-cell>
          <table:table-cell office:value-type="float" office:value="103.2607" calcext:value-type="float">
            <text:p>103.2607</text:p>
          </table:table-cell>
          <table:table-cell office:value-type="float" office:value="493" calcext:value-type="float">
            <text:p>493</text:p>
          </table:table-cell>
          <table:table-cell office:value-type="date" office:date-value="1968-01-01" calcext:value-type="date">
            <text:p>01/01/68</text:p>
          </table:table-cell>
          <table:table-cell/>
          <table:table-cell office:value-type="string" calcext:value-type="string">
            <text:p>130, Dnepr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Pechora, Russia</text:p>
          </table:table-cell>
          <table:table-cell office:value-type="string" calcext:value-type="string">
            <text:p>Pechora</text:p>
          </table:table-cell>
          <table:table-cell office:value-type="string" calcext:value-type="string">
            <text:p>PhArry</text:p>
          </table:table-cell>
          <table:table-cell office:value-type="float" office:value="65.2106" calcext:value-type="float">
            <text:p>65.2106</text:p>
          </table:table-cell>
          <table:table-cell office:value-type="float" office:value="57.2956" calcext:value-type="float">
            <text:p>57.2956</text:p>
          </table:table-cell>
          <table:table-cell office:value-type="float" office:value="102" calcext:value-type="float">
            <text:p>102</text:p>
          </table:table-cell>
          <table:table-cell office:value-type="date" office:date-value="1984-01-01" calcext:value-type="date">
            <text:p>01/01/84</text:p>
          </table:table-cell>
          <table:table-cell/>
          <table:table-cell office:value-type="string" calcext:value-type="string">
            <text:p>Dar'yal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Gabala, Azerbaijan</text:p>
          </table:table-cell>
          <table:table-cell office:value-type="string" calcext:value-type="string">
            <text:p>Gabala</text:p>
          </table:table-cell>
          <table:table-cell office:value-type="string" calcext:value-type="string">
            <text:p>PhArry</text:p>
          </table:table-cell>
          <table:table-cell office:value-type="float" office:value="40.871514" calcext:value-type="float">
            <text:p>40.871514</text:p>
          </table:table-cell>
          <table:table-cell office:value-type="float" office:value="47.808928" calcext:value-type="float">
            <text:p>47.808928</text:p>
          </table:table-cell>
          <table:table-cell office:value-type="float" office:value="628" calcext:value-type="float">
            <text:p>628</text:p>
          </table:table-cell>
          <table:table-cell office:value-type="date" office:date-value="1985-01-01" calcext:value-type="date">
            <text:p>01/01/85</text:p>
          </table:table-cell>
          <table:table-cell/>
          <table:table-cell office:value-type="string" calcext:value-type="string">
            <text:p>160, Dar'yal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Baranovichi, Belarus</text:p>
          </table:table-cell>
          <table:table-cell office:value-type="string" calcext:value-type="string">
            <text:p>Baranovichi</text:p>
          </table:table-cell>
          <table:table-cell office:value-type="string" calcext:value-type="string">
            <text:p>PhArry</text:p>
          </table:table-cell>
          <table:table-cell office:value-type="float" office:value="52.862" calcext:value-type="float">
            <text:p>52.862</text:p>
          </table:table-cell>
          <table:table-cell office:value-type="float" office:value="26.4677" calcext:value-type="float">
            <text:p>26.4677</text:p>
          </table:table-cell>
          <table:table-cell office:value-type="float" office:value="169" calcext:value-type="float">
            <text:p>169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string" calcext:value-type="string">
            <text:p>263, Volga</text:p>
          </table:table-cell>
        </table:table-row>
        <table:table-row table:style-name="ro1">
          <table:table-cell office:value-type="float" office:value="66610" calcext:value-type="float">
            <text:p>66610</text:p>
          </table:table-cell>
          <table:table-cell office:value-type="string" calcext:value-type="string">
            <text:p>Moscow, 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PhArry</text:p>
          </table:table-cell>
          <table:table-cell office:value-type="float" office:value="55.23109" calcext:value-type="float">
            <text:p>55.23109</text:p>
          </table:table-cell>
          <table:table-cell office:value-type="float" office:value="37.2943" calcext:value-type="float">
            <text:p>37.2943</text:p>
          </table:table-cell>
          <table:table-cell office:value-type="float" office:value="226" calcext:value-type="float">
            <text:p>2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string" calcext:value-type="string">
            <text:p>Moscow, 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PhArry</text:p>
          </table:table-cell>
          <table:table-cell office:value-type="float" office:value="56.173314" calcext:value-type="float">
            <text:p>56.173314</text:p>
          </table:table-cell>
          <table:table-cell office:value-type="float" office:value="37.769239" calcext:value-type="float">
            <text:p>37.769239</text:p>
          </table:table-cell>
          <table:table-cell office:value-type="float" office:value="263" calcext:value-type="float">
            <text:p>263</text:p>
          </table:table-cell>
          <table:table-cell table:style-name="Default"/>
          <table:table-cell/>
          <table:table-cell office:value-type="string" calcext:value-type="string">
            <text:p>60, 150, Don-2N</text:p>
          </table:table-cell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string" calcext:value-type="string">
            <text:p>Pavlovsk, Russia</text:p>
          </table:table-cell>
          <table:table-cell office:value-type="string" calcext:value-type="string">
            <text:p>Krona</text:p>
          </table:table-cell>
          <table:table-cell office:value-type="string" calcext:value-type="string">
            <text:p>PhArry</text:p>
          </table:table-cell>
          <table:table-cell office:value-type="float" office:value="42.935333" calcext:value-type="float">
            <text:p>42.935333</text:p>
          </table:table-cell>
          <table:table-cell office:value-type="float" office:value="132.577056" calcext:value-type="float">
            <text:p>132.577056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string" calcext:value-type="string">
            <text:p>Lekhtusi, Russia</text:p>
          </table:table-cell>
          <table:table-cell office:value-type="string" calcext:value-type="string">
            <text:p>Lekhtusi</text:p>
          </table:table-cell>
          <table:table-cell office:value-type="string" calcext:value-type="string">
            <text:p>PhArry</text:p>
          </table:table-cell>
          <table:table-cell office:value-type="float" office:value="60.275456" calcext:value-type="float">
            <text:p>60.275456</text:p>
          </table:table-cell>
          <table:table-cell office:value-type="float" office:value="30.545033" calcext:value-type="float">
            <text:p>30.545033</text:p>
          </table:table-cell>
          <table:table-cell office:value-type="float" office:value="92" calcext:value-type="float">
            <text:p>92</text:p>
          </table:table-cell>
          <table:table-cell office:value-type="date" office:date-value="2006-01-01" calcext:value-type="date">
            <text:p>01/01/06</text:p>
          </table:table-cell>
          <table:table-cell/>
          <table:table-cell office:value-type="string" calcext:value-type="string">
            <text:p>Voronezh-M</text:p>
          </table:table-cell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string" calcext:value-type="string">
            <text:p>Armavir, Russia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PhArry</text:p>
          </table:table-cell>
          <table:table-cell office:value-type="float" office:value="44.925425" calcext:value-type="float">
            <text:p>44.925425</text:p>
          </table:table-cell>
          <table:table-cell office:value-type="float" office:value="40.983892" calcext:value-type="float">
            <text:p>40.983892</text:p>
          </table:table-cell>
          <table:table-cell office:value-type="float" office:value="254" calcext:value-type="float">
            <text:p>254</text:p>
          </table:table-cell>
          <table:table-cell office:value-type="date" office:date-value="2009-06-01" calcext:value-type="date">
            <text:p>06/01/09</text:p>
          </table:table-cell>
          <table:table-cell/>
          <table:table-cell office:value-type="string" calcext:value-type="string">
            <text:p>Voronezh-DM</text:p>
          </table:table-cell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string" calcext:value-type="string">
            <text:p>Storozhevaya, Russia</text:p>
          </table:table-cell>
          <table:table-cell office:value-type="string" calcext:value-type="string">
            <text:p>Krona20ZH6</text:p>
          </table:table-cell>
          <table:table-cell office:value-type="string" calcext:value-type="string">
            <text:p>PhArry</text:p>
          </table:table-cell>
          <table:table-cell office:value-type="float" office:value="43.825361" calcext:value-type="float">
            <text:p>43.825361</text:p>
          </table:table-cell>
          <table:table-cell office:value-type="float" office:value="41.342739" calcext:value-type="float">
            <text:p>41.342739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urek, Tajikistan</text:p>
          </table:table-cell>
          <table:table-cell office:value-type="string" calcext:value-type="string">
            <text:p>Nurek</text:p>
          </table:table-cell>
          <table:table-cell office:value-type="string" calcext:value-type="string">
            <text:p>Opt</text:p>
          </table:table-cell>
          <table:table-cell office:value-type="float" office:value="38.281592" calcext:value-type="float">
            <text:p>38.281592</text:p>
          </table:table-cell>
          <table:table-cell office:value-type="float" office:value="69.2233" calcext:value-type="float">
            <text:p>69.2233</text:p>
          </table:table-cell>
          <table:table-cell office:value-type="float" office:value="2217" calcext:value-type="float">
            <text:p>22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Storozhevaya, Russia</text:p>
          </table:table-cell>
          <table:table-cell office:value-type="string" calcext:value-type="string">
            <text:p>Krona30ZH6</text:p>
          </table:table-cell>
          <table:table-cell office:value-type="string" calcext:value-type="string">
            <text:p>Opt</text:p>
          </table:table-cell>
          <table:table-cell office:value-type="float" office:value="43.718331" calcext:value-type="float">
            <text:p>43.718331</text:p>
          </table:table-cell>
          <table:table-cell office:value-type="float" office:value="41.226253" calcext:value-type="float">
            <text:p>41.226253</text:p>
          </table:table-cell>
          <table:table-cell office:value-type="float" office:value="2115" calcext:value-type="float">
            <text:p>2115</text:p>
          </table:table-cell>
          <table:table-cell table:style-name="Default"/>
          <table:table-cell table:number-columns-repeated="2"/>
        </table:table-row>
      </table:table>
      <table:table table:name="Table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Apt,France,receiver</text:p>
          </table:table-cell>
          <table:table-cell office:value-type="string" calcext:value-type="string">
            <text:p>GRAVESr</text:p>
          </table:table-cell>
          <table:table-cell office:value-type="string" calcext:value-type="string">
            <text:p>Radar</text:p>
          </table:table-cell>
          <table:table-cell office:value-type="float" office:value="44.071508" calcext:value-type="float">
            <text:p>44.071508</text:p>
          </table:table-cell>
          <table:table-cell office:value-type="float" office:value="5.534578" calcext:value-type="float">
            <text:p>5.534578</text:p>
          </table:table-cell>
          <table:table-cell office:value-type="float" office:value="932" calcext:value-type="float">
            <text:p>932</text:p>
          </table:table-cell>
          <table:table-cell table:style-name="ce1" office:value-type="date" office:date-value="2005-12-15" calcext:value-type="date">
            <text:p>12/15/05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Dijon,France,transmitter</text:p>
          </table:table-cell>
          <table:table-cell office:value-type="string" calcext:value-type="string">
            <text:p>GRAVESf</text:p>
          </table:table-cell>
          <table:table-cell office:value-type="string" calcext:value-type="string">
            <text:p>Radar</text:p>
          </table:table-cell>
          <table:table-cell office:value-type="float" office:value="47.347778" calcext:value-type="float">
            <text:p>47.347778</text:p>
          </table:table-cell>
          <table:table-cell office:value-type="float" office:value="5.515" calcext:value-type="float">
            <text:p>5.515</text:p>
          </table:table-cell>
          <table:table-cell office:value-type="float" office:value="202" calcext:value-type="float">
            <text:p>202</text:p>
          </table:table-cell>
          <table:table-cell table:style-name="ce1" office:value-type="date" office:date-value="2005-12-15" calcext:value-type="date">
            <text:p>12/15/05</text:p>
          </table:table-cell>
          <table:table-cell office:value-type="string" calcext:value-type="string">
            <text:p>143.050MHz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Wachtberg,Germany</text:p>
          </table:table-cell>
          <table:table-cell office:value-type="string" calcext:value-type="string">
            <text:p>TIRAFHR</text:p>
          </table:table-cell>
          <table:table-cell office:value-type="string" calcext:value-type="string">
            <text:p>Radar</text:p>
          </table:table-cell>
          <table:table-cell office:value-type="float" office:value="50.616631" calcext:value-type="float">
            <text:p>50.616631</text:p>
          </table:table-cell>
          <table:table-cell office:value-type="float" office:value="7.129611" calcext:value-type="float">
            <text:p>7.12961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Winchester,UK</text:p>
          </table:table-cell>
          <table:table-cell office:value-type="string" calcext:value-type="string">
            <text:p>Chilbolton</text:p>
          </table:table-cell>
          <table:table-cell office:value-type="string" calcext:value-type="string">
            <text:p>Radar</text:p>
          </table:table-cell>
          <table:table-cell office:value-type="float" office:value="51.145022" calcext:value-type="float">
            <text:p>51.145022</text:p>
          </table:table-cell>
          <table:table-cell office:value-type="float" office:value="-1.438447" calcext:value-type="float">
            <text:p>-1.43844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Tromso,Norway</text:p>
          </table:table-cell>
          <table:table-cell office:value-type="string" calcext:value-type="string">
            <text:p>EISCATn</text:p>
          </table:table-cell>
          <table:table-cell office:value-type="string" calcext:value-type="string">
            <text:p>Radar</text:p>
          </table:table-cell>
          <table:table-cell office:value-type="float" office:value="69.586439" calcext:value-type="float">
            <text:p>69.586439</text:p>
          </table:table-cell>
          <table:table-cell office:value-type="float" office:value="19.226111" calcext:value-type="float">
            <text:p>19.22611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Kiruna,Sweden</text:p>
          </table:table-cell>
          <table:table-cell office:value-type="string" calcext:value-type="string">
            <text:p>EISCATs</text:p>
          </table:table-cell>
          <table:table-cell office:value-type="string" calcext:value-type="string">
            <text:p>Radar</text:p>
          </table:table-cell>
          <table:table-cell office:value-type="float" office:value="67.860778" calcext:value-type="float">
            <text:p>67.860778</text:p>
          </table:table-cell>
          <table:table-cell office:value-type="float" office:value="20.433806" calcext:value-type="float">
            <text:p>20.433806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Sodankyla,Finland</text:p>
          </table:table-cell>
          <table:table-cell office:value-type="string" calcext:value-type="string">
            <text:p>EISCATt</text:p>
          </table:table-cell>
          <table:table-cell office:value-type="string" calcext:value-type="string">
            <text:p>Radar</text:p>
          </table:table-cell>
          <table:table-cell office:value-type="float" office:value="67.363903" calcext:value-type="float">
            <text:p>67.363903</text:p>
          </table:table-cell>
          <table:table-cell office:value-type="float" office:value="26.630417" calcext:value-type="float">
            <text:p>26.630417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Longyearbyen,Svalbard</text:p>
          </table:table-cell>
          <table:table-cell office:value-type="string" calcext:value-type="string">
            <text:p>EISCATsv</text:p>
          </table:table-cell>
          <table:table-cell office:value-type="string" calcext:value-type="string">
            <text:p>Radar</text:p>
          </table:table-cell>
          <table:table-cell office:value-type="float" office:value="78.152669" calcext:value-type="float">
            <text:p>78.152669</text:p>
          </table:table-cell>
          <table:table-cell office:value-type="float" office:value="16.058706" calcext:value-type="float">
            <text:p>16.058706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Effelsberg,Germany</text:p>
          </table:table-cell>
          <table:table-cell office:value-type="string" calcext:value-type="string">
            <text:p>TIRAEF</text:p>
          </table:table-cell>
          <table:table-cell office:value-type="string" calcext:value-type="string">
            <text:p>RadioTele</text:p>
          </table:table-cell>
          <table:table-cell office:value-type="float" office:value="50.524803" calcext:value-type="float">
            <text:p>50.524803</text:p>
          </table:table-cell>
          <table:table-cell office:value-type="float" office:value="6.883597" calcext:value-type="float">
            <text:p>6.883597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adio telescope</text:p>
          </table:table-cell>
        </table:table-row>
        <table:table-row table:style-name="ro1">
          <table:table-cell office:value-type="string" calcext:value-type="string">
            <text:p>J0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Opt</text:p>
          </table:table-cell>
          <table:table-cell office:value-type="float" office:value="28.300939" calcext:value-type="float">
            <text:p>28.300939</text:p>
          </table:table-cell>
          <table:table-cell office:value-type="float" office:value="-16.511903" calcext:value-type="float">
            <text:p>-16.511903</text:p>
          </table:table-cell>
          <table:table-cell office:value-type="float" office:value="2392" calcext:value-type="float">
            <text:p>239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immerwald,Switzerland</text:p>
          </table:table-cell>
          <table:table-cell office:value-type="string" calcext:value-type="string">
            <text:p>ZimLAT</text:p>
          </table:table-cell>
          <table:table-cell office:value-type="string" calcext:value-type="string">
            <text:p>Opt</text:p>
          </table:table-cell>
          <table:table-cell office:value-type="float" office:value="46.877225" calcext:value-type="float">
            <text:p>46.877225</text:p>
          </table:table-cell>
          <table:table-cell office:value-type="float" office:value="7.465225" calcext:value-type="float">
            <text:p>7.465225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immerwald,Switzerland</text:p>
          </table:table-cell>
          <table:table-cell office:value-type="string" calcext:value-type="string">
            <text:p>ZimSMART</text:p>
          </table:table-cell>
          <table:table-cell office:value-type="string" calcext:value-type="string">
            <text:p>Opt</text:p>
          </table:table-cell>
          <table:table-cell office:value-type="float" office:value="46.876947" calcext:value-type="float">
            <text:p>46.876947</text:p>
          </table:table-cell>
          <table:table-cell office:value-type="float" office:value="7.465086" calcext:value-type="float">
            <text:p>7.465086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aSilla,Chile</text:p>
          </table:table-cell>
          <table:table-cell office:value-type="string" calcext:value-type="string">
            <text:p>TarotS</text:p>
          </table:table-cell>
          <table:table-cell office:value-type="string" calcext:value-type="string">
            <text:p>Opt</text:p>
          </table:table-cell>
          <table:table-cell office:value-type="float" office:value="-29.261053" calcext:value-type="float">
            <text:p>-29.261053</text:p>
          </table:table-cell>
          <table:table-cell office:value-type="float" office:value="-70.731775" calcext:value-type="float">
            <text:p>-70.731775</text:p>
          </table:table-cell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eFrance</text:p>
          </table:table-cell>
          <table:table-cell office:value-type="string" calcext:value-type="string">
            <text:p>TarotN</text:p>
          </table:table-cell>
          <table:table-cell office:value-type="string" calcext:value-type="string">
            <text:p>Opt</text:p>
          </table:table-cell>
          <table:table-cell office:value-type="float" office:value="43.727458" calcext:value-type="float">
            <text:p>43.727458</text:p>
          </table:table-cell>
          <table:table-cell office:value-type="float" office:value="7.299061" calcext:value-type="float">
            <text:p>7.299061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Haute-ProvenceObservatory</text:p>
          </table:table-cell>
          <table:table-cell office:value-type="string" calcext:value-type="string">
            <text:p>ROSACE</text:p>
          </table:table-cell>
          <table:table-cell office:value-type="string" calcext:value-type="string">
            <text:p>Opt</text:p>
          </table:table-cell>
          <table:table-cell office:value-type="float" office:value="43.931508" calcext:value-type="float">
            <text:p>43.931508</text:p>
          </table:table-cell>
          <table:table-cell office:value-type="float" office:value="5.712447" calcext:value-type="float">
            <text:p>5.712447</text:p>
          </table:table-cell>
          <table:table-cell office:value-type="float" office:value="653" calcext:value-type="float">
            <text:p>653</text:p>
          </table:table-cell>
          <table:table-cell table:style-name="ce1" office:value-type="date" office:date-value="2001-02-01" calcext:value-type="date">
            <text:p>02/01/01</text:p>
          </table:table-cell>
          <table:table-cell/>
        </table:table-row>
        <table:table-row table:style-name="ro1">
          <table:table-cell office:value-type="string" calcext:value-type="string">
            <text:p>J75</text:p>
          </table:table-cell>
          <table:table-cell office:value-type="string" calcext:value-type="string">
            <text:p>LaSagra,Spain</text:p>
          </table:table-cell>
          <table:table-cell office:value-type="string" calcext:value-type="string">
            <text:p>LaSagra</text:p>
          </table:table-cell>
          <table:table-cell office:value-type="string" calcext:value-type="string">
            <text:p>Opt</text:p>
          </table:table-cell>
          <table:table-cell office:value-type="float" office:value="37.9826" calcext:value-type="float">
            <text:p>37.9826</text:p>
          </table:table-cell>
          <table:table-cell office:value-type="float" office:value="-2.5656" calcext:value-type="float">
            <text:p>-2.5656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NE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Mallorca</text:p>
          </table:table-cell>
          <table:table-cell office:value-type="string" calcext:value-type="string">
            <text:p>Opt</text:p>
          </table:table-cell>
          <table:table-cell office:value-type="float" office:value="39.642842" calcext:value-type="float">
            <text:p>39.642842</text:p>
          </table:table-cell>
          <table:table-cell office:value-type="float" office:value="2.950828" calcext:value-type="float">
            <text:p>2.950828</text:p>
          </table:table-cell>
          <table:table-cell office:value-type="float" office:value="161" calcext:value-type="float">
            <text:p>161</text:p>
          </table:table-cell>
          <table:table-cell table:style-name="ce1" office:value-type="date" office:date-value="1991-05-01" calcext:value-type="date">
            <text:p>05/01/91</text:p>
          </table:table-cell>
          <table:table-cell office:value-type="string" calcext:value-type="string">
            <text:p>NEO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PlateaudeCaussols,France</text:p>
          </table:table-cell>
          <table:table-cell office:value-type="string" calcext:value-type="string">
            <text:p>Tarot</text:p>
          </table:table-cell>
          <table:table-cell office:value-type="string" calcext:value-type="string">
            <text:p>Opt</text:p>
          </table:table-cell>
          <table:table-cell office:value-type="float" office:value="43.752056" calcext:value-type="float">
            <text:p>43.752056</text:p>
          </table:table-cell>
          <table:table-cell office:value-type="float" office:value="6.923386" calcext:value-type="float">
            <text:p>6.923386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Odeillo,France</text:p>
          </table:table-cell>
          <table:table-cell office:value-type="string" calcext:value-type="string">
            <text:p>SPOC</text:p>
          </table:table-cell>
          <table:table-cell office:value-type="string" calcext:value-type="string">
            <text:p>Opt</text:p>
          </table:table-cell>
          <table:table-cell office:value-type="float" office:value="42.494775" calcext:value-type="float">
            <text:p>42.494775</text:p>
          </table:table-cell>
          <table:table-cell office:value-type="float" office:value="2.030278" calcext:value-type="float">
            <text:p>2.030278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Castelgrande,Italy</text:p>
          </table:table-cell>
          <table:table-cell office:value-type="string" calcext:value-type="string">
            <text:p>TT1</text:p>
          </table:table-cell>
          <table:table-cell office:value-type="string" calcext:value-type="string">
            <text:p>Opt</text:p>
          </table:table-cell>
          <table:table-cell office:value-type="float" office:value="40.94" calcext:value-type="float">
            <text:p>40.94</text:p>
          </table:table-cell>
          <table:table-cell office:value-type="float" office:value="15.19" calcext:value-type="float">
            <text:p>15.19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Montsec,Spain</text:p>
          </table:table-cell>
          <table:table-cell office:value-type="string" calcext:value-type="string">
            <text:p>FabraROA</text:p>
          </table:table-cell>
          <table:table-cell office:value-type="string" calcext:value-type="string">
            <text:p>Opt</text:p>
          </table:table-cell>
          <table:table-cell office:value-type="float" office:value="42.05165" calcext:value-type="float">
            <text:p>42.05165</text:p>
          </table:table-cell>
          <table:table-cell office:value-type="float" office:value="0.729639" calcext:value-type="float">
            <text:p>0.729639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</table:table>
      <table:table table:name="Table5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ew Boston, NH</text:p>
          </table:table-cell>
          <table:table-cell office:value-type="string" calcext:value-type="string">
            <text:p>BossA</text:p>
          </table:table-cell>
          <table:table-cell office:value-type="string" calcext:value-type="string">
            <text:p>Trp</text:p>
          </table:table-cell>
          <table:table-cell office:value-type="float" office:value="42.945986" calcext:value-type="float">
            <text:p>42.945986</text:p>
          </table:table-cell>
          <table:table-cell office:value-type="float" office:value="-71.629423" calcext:value-type="float">
            <text:p>-71.62942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SGLS-60 36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ew Boston, NH</text:p>
          </table:table-cell>
          <table:table-cell office:value-type="string" calcext:value-type="string">
            <text:p>BossB</text:p>
          </table:table-cell>
          <table:table-cell office:value-type="string" calcext:value-type="string">
            <text:p>Trp</text:p>
          </table:table-cell>
          <table:table-cell office:value-type="float" office:value="42.944755" calcext:value-type="float">
            <text:p>42.944755</text:p>
          </table:table-cell>
          <table:table-cell office:value-type="float" office:value="-71.630325" calcext:value-type="float">
            <text:p>-71.630325</text:p>
          </table:table-cell>
          <table:table-cell office:value-type="float" office:value="193.3" calcext:value-type="float">
            <text:p>193.3</text:p>
          </table:table-cell>
          <table:table-cell table:number-columns-repeated="2"/>
          <table:table-cell office:value-type="string" calcext:value-type="string">
            <text:p>SGLS-46 36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VAFB, CA</text:p>
          </table:table-cell>
          <table:table-cell office:value-type="string" calcext:value-type="string">
            <text:p>CookA</text:p>
          </table:table-cell>
          <table:table-cell office:value-type="string" calcext:value-type="string">
            <text:p>Trp</text:p>
          </table:table-cell>
          <table:table-cell office:value-type="float" office:value="34.822614" calcext:value-type="float">
            <text:p>34.822614</text:p>
          </table:table-cell>
          <table:table-cell office:value-type="float" office:value="-120.501857" calcext:value-type="float">
            <text:p>-120.501857</text:p>
          </table:table-cell>
          <table:table-cell office:value-type="float" office:value="268.7" calcext:value-type="float">
            <text:p>268.7</text:p>
          </table:table-cell>
          <table:table-cell table:number-columns-repeated="2"/>
          <table:table-cell office:value-type="string" calcext:value-type="string">
            <text:p>SGLS-60 31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AFB, CA</text:p>
          </table:table-cell>
          <table:table-cell office:value-type="string" calcext:value-type="string">
            <text:p>CookB</text:p>
          </table:table-cell>
          <table:table-cell office:value-type="string" calcext:value-type="string">
            <text:p>Trp</text:p>
          </table:table-cell>
          <table:table-cell office:value-type="float" office:value="34.825639" calcext:value-type="float">
            <text:p>34.825639</text:p>
          </table:table-cell>
          <table:table-cell office:value-type="float" office:value="-120.505408" calcext:value-type="float">
            <text:p>-120.505408</text:p>
          </table:table-cell>
          <table:table-cell office:value-type="float" office:value="267.4" calcext:value-type="float">
            <text:p>267.4</text:p>
          </table:table-cell>
          <table:table-cell table:number-columns-repeated="2"/>
          <table:table-cell office:value-type="string" calcext:value-type="string">
            <text:p>SGLS-46 310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amA</text:p>
          </table:table-cell>
          <table:table-cell office:value-type="string" calcext:value-type="string">
            <text:p>Trp</text:p>
          </table:table-cell>
          <table:table-cell office:value-type="float" office:value="13.615192" calcext:value-type="float">
            <text:p>13.615192</text:p>
          </table:table-cell>
          <table:table-cell office:value-type="float" office:value="144.856049" calcext:value-type="float">
            <text:p>144.85604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SGLS-60 37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amB</text:p>
          </table:table-cell>
          <table:table-cell office:value-type="string" calcext:value-type="string">
            <text:p>Trp</text:p>
          </table:table-cell>
          <table:table-cell office:value-type="float" office:value="13.615874" calcext:value-type="float">
            <text:p>13.615874</text:p>
          </table:table-cell>
          <table:table-cell office:value-type="float" office:value="144.85543" calcext:value-type="float">
            <text:p>144.85543</text:p>
          </table:table-cell>
          <table:table-cell office:value-type="float" office:value="209.4" calcext:value-type="float">
            <text:p>209.4</text:p>
          </table:table-cell>
          <table:table-cell table:number-columns-repeated="2"/>
          <table:table-cell office:value-type="string" calcext:value-type="string">
            <text:p>SGLS-46 370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aena Point, HI</text:p>
          </table:table-cell>
          <table:table-cell office:value-type="string" calcext:value-type="string">
            <text:p>HulaA</text:p>
          </table:table-cell>
          <table:table-cell office:value-type="string" calcext:value-type="string">
            <text:p>Trp</text:p>
          </table:table-cell>
          <table:table-cell office:value-type="float" office:value="21.562281" calcext:value-type="float">
            <text:p>21.562281</text:p>
          </table:table-cell>
          <table:table-cell office:value-type="float" office:value="-158.242121" calcext:value-type="float">
            <text:p>-158.242121</text:p>
          </table:table-cell>
          <table:table-cell office:value-type="float" office:value="429.7" calcext:value-type="float">
            <text:p>429.7</text:p>
          </table:table-cell>
          <table:table-cell table:number-columns-repeated="2"/>
          <table:table-cell office:value-type="string" calcext:value-type="string">
            <text:p>SGLS-60 35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Kaena Point, HI</text:p>
          </table:table-cell>
          <table:table-cell office:value-type="string" calcext:value-type="string">
            <text:p>HulaB</text:p>
          </table:table-cell>
          <table:table-cell office:value-type="string" calcext:value-type="string">
            <text:p>Trp</text:p>
          </table:table-cell>
          <table:table-cell office:value-type="float" office:value="21.56898" calcext:value-type="float">
            <text:p>21.56898</text:p>
          </table:table-cell>
          <table:table-cell office:value-type="float" office:value="-158.262308" calcext:value-type="float">
            <text:p>-158.262308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SGLS-46 35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Oakhanger, UK</text:p>
          </table:table-cell>
          <table:table-cell office:value-type="string" calcext:value-type="string">
            <text:p>LionA</text:p>
          </table:table-cell>
          <table:table-cell office:value-type="string" calcext:value-type="string">
            <text:p>Trp</text:p>
          </table:table-cell>
          <table:table-cell office:value-type="float" office:value="51.115097" calcext:value-type="float">
            <text:p>51.115097</text:p>
          </table:table-cell>
          <table:table-cell office:value-type="float" office:value="-0.90611" calcext:value-type="float">
            <text:p>-0.90611</text:p>
          </table:table-cell>
          <table:table-cell office:value-type="float" office:value="143.9" calcext:value-type="float">
            <text:p>143.9</text:p>
          </table:table-cell>
          <table:table-cell table:number-columns-repeated="2"/>
          <table:table-cell office:value-type="string" calcext:value-type="string">
            <text:p>SGLS-60 34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akhanger, UK</text:p>
          </table:table-cell>
          <table:table-cell office:value-type="string" calcext:value-type="string">
            <text:p>LionB</text:p>
          </table:table-cell>
          <table:table-cell office:value-type="string" calcext:value-type="string">
            <text:p>Trp</text:p>
          </table:table-cell>
          <table:table-cell office:value-type="float" office:value="51.117873" calcext:value-type="float">
            <text:p>51.117873</text:p>
          </table:table-cell>
          <table:table-cell office:value-type="float" office:value="-0.906446" calcext:value-type="float">
            <text:p>-0.906446</text:p>
          </table:table-cell>
          <table:table-cell office:value-type="float" office:value="142.9" calcext:value-type="float">
            <text:p>142.9</text:p>
          </table:table-cell>
          <table:table-cell table:number-columns-repeated="2"/>
          <table:table-cell office:value-type="string" calcext:value-type="string">
            <text:p>ARTS-51 34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olorado Springs, CO</text:p>
          </table:table-cell>
          <table:table-cell office:value-type="string" calcext:value-type="string">
            <text:p>PikeA</text:p>
          </table:table-cell>
          <table:table-cell office:value-type="string" calcext:value-type="string">
            <text:p>Trp</text:p>
          </table:table-cell>
          <table:table-cell office:value-type="float" office:value="38.805938" calcext:value-type="float">
            <text:p>38.805938</text:p>
          </table:table-cell>
          <table:table-cell office:value-type="float" office:value="-104.528484" calcext:value-type="float">
            <text:p>-104.528484</text:p>
          </table:table-cell>
          <table:table-cell office:value-type="float" office:value="1909.7" calcext:value-type="float">
            <text:p>1909.7</text:p>
          </table:table-cell>
          <table:table-cell table:number-columns-repeated="2"/>
          <table:table-cell office:value-type="string" calcext:value-type="string">
            <text:p>ARTS-51 33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PogoA</text:p>
          </table:table-cell>
          <table:table-cell office:value-type="string" calcext:value-type="string">
            <text:p>Trp</text:p>
          </table:table-cell>
          <table:table-cell office:value-type="float" office:value="76.515191" calcext:value-type="float">
            <text:p>76.515191</text:p>
          </table:table-cell>
          <table:table-cell office:value-type="float" office:value="-68.595725" calcext:value-type="float">
            <text:p>-68.59572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SGLS-14 39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PogoB</text:p>
          </table:table-cell>
          <table:table-cell office:value-type="string" calcext:value-type="string">
            <text:p>Trp</text:p>
          </table:table-cell>
          <table:table-cell office:value-type="float" office:value="76.515362" calcext:value-type="float">
            <text:p>76.515362</text:p>
          </table:table-cell>
          <table:table-cell office:value-type="float" office:value="-68.598864" calcext:value-type="float">
            <text:p>-68.598864</text:p>
          </table:table-cell>
          <table:table-cell office:value-type="float" office:value="147.4" calcext:value-type="float">
            <text:p>147.4</text:p>
          </table:table-cell>
          <table:table-cell table:number-columns-repeated="2"/>
          <table:table-cell office:value-type="string" calcext:value-type="string">
            <text:p>SGLS-46 390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hule, Greenland</text:p>
          </table:table-cell>
          <table:table-cell office:value-type="string" calcext:value-type="string">
            <text:p>PogoC</text:p>
          </table:table-cell>
          <table:table-cell office:value-type="string" calcext:value-type="string">
            <text:p>Trp</text:p>
          </table:table-cell>
          <table:table-cell office:value-type="float" office:value="76.515701" calcext:value-type="float">
            <text:p>76.515701</text:p>
          </table:table-cell>
          <table:table-cell office:value-type="float" office:value="-68.605081" calcext:value-type="float">
            <text:p>-68.605081</text:p>
          </table:table-cell>
          <table:table-cell office:value-type="float" office:value="144.8" calcext:value-type="float">
            <text:p>144.8</text:p>
          </table:table-cell>
          <table:table-cell table:number-columns-repeated="2"/>
          <table:table-cell office:value-type="string" calcext:value-type="string">
            <text:p>ARTS-51 39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ReefA</text:p>
          </table:table-cell>
          <table:table-cell office:value-type="string" calcext:value-type="string">
            <text:p>Trp</text:p>
          </table:table-cell>
          <table:table-cell office:value-type="float" office:value="-7.270031" calcext:value-type="float">
            <text:p>-7.270031</text:p>
          </table:table-cell>
          <table:table-cell office:value-type="float" office:value="72.369998" calcext:value-type="float">
            <text:p>72.369998</text:p>
          </table:table-cell>
          <table:table-cell office:value-type="float" office:value="-58.5" calcext:value-type="float">
            <text:p>-58.5</text:p>
          </table:table-cell>
          <table:table-cell table:number-columns-repeated="2"/>
          <table:table-cell office:value-type="string" calcext:value-type="string">
            <text:p>transp-23 4105</text:p>
          </table:table-cell>
        </table:table-row>
      </table:table>
      <table:table table:name="Table6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urple Mtn, Xinjian, China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Opt</text:p>
          </table:table-cell>
          <table:table-cell office:value-type="float" office:value="32.737044" calcext:value-type="float">
            <text:p>32.737044</text:p>
          </table:table-cell>
          <table:table-cell office:value-type="float" office:value="118.463981" calcext:value-type="float">
            <text:p>118.463981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hanghai, Sheshan Obs</text:p>
          </table:table-cell>
          <table:table-cell office:value-type="string" calcext:value-type="string">
            <text:p>SHAO1</text:p>
          </table:table-cell>
          <table:table-cell office:value-type="string" calcext:value-type="string">
            <text:p>Opt</text:p>
          </table:table-cell>
          <table:table-cell office:value-type="float" office:value="31.096378" calcext:value-type="float">
            <text:p>31.096378</text:p>
          </table:table-cell>
          <table:table-cell office:value-type="float" office:value="121.188542" calcext:value-type="float">
            <text:p>121.18854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Guanxing Mtn, Qingdao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Opt</text:p>
          </table:table-cell>
          <table:table-cell office:value-type="float" office:value="36.070181" calcext:value-type="float">
            <text:p>36.070181</text:p>
          </table:table-cell>
          <table:table-cell office:value-type="float" office:value="120.321114" calcext:value-type="float">
            <text:p>120.32111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Huairou</text:p>
          </table:table-cell>
          <table:table-cell office:value-type="string" calcext:value-type="string">
            <text:p>HSOS</text:p>
          </table:table-cell>
          <table:table-cell office:value-type="string" calcext:value-type="string">
            <text:p>Opt</text:p>
          </table:table-cell>
          <table:table-cell office:value-type="float" office:value="40.315494" calcext:value-type="float">
            <text:p>40.315494</text:p>
          </table:table-cell>
          <table:table-cell office:value-type="float" office:value="116.594225" calcext:value-type="float">
            <text:p>116.59422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Shanghai, Xujiahui Obs</text:p>
          </table:table-cell>
          <table:table-cell office:value-type="string" calcext:value-type="string">
            <text:p>SHAO</text:p>
          </table:table-cell>
          <table:table-cell office:value-type="string" calcext:value-type="string">
            <text:p>Opt</text:p>
          </table:table-cell>
          <table:table-cell office:value-type="float" office:value="31.190164" calcext:value-type="float">
            <text:p>31.190164</text:p>
          </table:table-cell>
          <table:table-cell office:value-type="float" office:value="121.429419" calcext:value-type="float">
            <text:p>121.4294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Xinglong</text:p>
          </table:table-cell>
          <table:table-cell office:value-type="string" calcext:value-type="string">
            <text:p>LAMOST3</text:p>
          </table:table-cell>
          <table:table-cell office:value-type="string" calcext:value-type="string">
            <text:p>Opt</text:p>
          </table:table-cell>
          <table:table-cell office:value-type="float" office:value="40.395744" calcext:value-type="float">
            <text:p>40.395744</text:p>
          </table:table-cell>
          <table:table-cell office:value-type="float" office:value="117.575861" calcext:value-type="float">
            <text:p>117.575861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string" calcext:value-type="string">
            <text:p>Xinglong</text:p>
          </table:table-cell>
          <table:table-cell office:value-type="string" calcext:value-type="string">
            <text:p>LAMOST</text:p>
          </table:table-cell>
          <table:table-cell office:value-type="string" calcext:value-type="string">
            <text:p>Opt</text:p>
          </table:table-cell>
          <table:table-cell office:value-type="float" office:value="40.389094" calcext:value-type="float">
            <text:p>40.389094</text:p>
          </table:table-cell>
          <table:table-cell office:value-type="float" office:value="117.489433" calcext:value-type="float">
            <text:p>117.489433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string" calcext:value-type="string">
            <text:p>Heilongnjiang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Opt</text:p>
          </table:table-cell>
          <table:table-cell office:value-type="float" office:value="47.5" calcext:value-type="float">
            <text:p>47.5</text:p>
          </table:table-cell>
          <table:table-cell office:value-type="float" office:value="133.42" calcext:value-type="float">
            <text:p>133.4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string" calcext:value-type="string">
            <text:p>Yaoan, Yunan</text:p>
          </table:table-cell>
          <table:table-cell office:value-type="string" calcext:value-type="string">
            <text:p>YOS</text:p>
          </table:table-cell>
          <table:table-cell office:value-type="string" calcext:value-type="string">
            <text:p>Opt</text:p>
          </table:table-cell>
          <table:table-cell office:value-type="float" office:value="25.6" calcext:value-type="float">
            <text:p>25.6</text:p>
          </table:table-cell>
          <table:table-cell office:value-type="float" office:value="101.1" calcext:value-type="float">
            <text:p>101.1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2" office:value-type="string" calcext:value-type="string">
            <text:p>Xuanhua</text:p>
          </table:table-cell>
          <table:table-cell office:value-type="string" calcext:value-type="string">
            <text:p>PhArry</text:p>
          </table:table-cell>
          <table:table-cell office:value-type="float" office:value="26.621667" calcext:value-type="float">
            <text:p>26.621667</text:p>
          </table:table-cell>
          <table:table-cell office:value-type="float" office:value="107.698056" calcext:value-type="float">
            <text:p>107.698056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Xuanhua</text:p>
          </table:table-cell>
          <table:table-cell office:value-type="string" calcext:value-type="string">
            <text:p>Xuanhua1</text:p>
          </table:table-cell>
          <table:table-cell office:value-type="string" calcext:value-type="string">
            <text:p>PhArry</text:p>
          </table:table-cell>
          <table:table-cell office:value-type="float" office:value="40.447829" calcext:value-type="float">
            <text:p>40.447829</text:p>
          </table:table-cell>
          <table:table-cell office:value-type="float" office:value="115.117107" calcext:value-type="float">
            <text:p>115.117107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closed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LPAR</text:p>
          </table:table-cell>
          <table:table-cell office:value-type="string" calcext:value-type="string">
            <text:p>PhArry</text:p>
          </table:table-cell>
          <table:table-cell office:value-type="float" office:value="41.641458" calcext:value-type="float">
            <text:p>41.641458</text:p>
          </table:table-cell>
          <table:table-cell office:value-type="float" office:value="86.236956" calcext:value-type="float">
            <text:p>86.236956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</table:table>
      <table:table table:name="Table7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Suffield, Alberta</text:p>
          </table:table-cell>
          <table:table-cell office:value-type="string" calcext:value-type="string">
            <text:p>CANSUF</text:p>
          </table:table-cell>
          <table:table-cell office:value-type="string" calcext:value-type="string">
            <text:p>Opt</text:p>
          </table:table-cell>
          <table:table-cell office:value-type="float" office:value="50.293059" calcext:value-type="float">
            <text:p>50.293059</text:p>
          </table:table-cell>
          <table:table-cell office:value-type="float" office:value="-111.104803" calcext:value-type="float">
            <text:p>-111.104803</text:p>
          </table:table-cell>
          <table:table-cell office:value-type="float" office:value="750.7" calcext:value-type="float">
            <text:p>750.7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Valcartier, Quebec</text:p>
          </table:table-cell>
          <table:table-cell office:value-type="string" calcext:value-type="string">
            <text:p>CANVAL</text:p>
          </table:table-cell>
          <table:table-cell office:value-type="string" calcext:value-type="string">
            <text:p>Opt</text:p>
          </table:table-cell>
          <table:table-cell office:value-type="float" office:value="46.875551" calcext:value-type="float">
            <text:p>46.875551</text:p>
          </table:table-cell>
          <table:table-cell office:value-type="float" office:value="-71.47069" calcext:value-type="float">
            <text:p>-71.47069</text:p>
          </table:table-cell>
          <table:table-cell office:value-type="float" office:value="147.9" calcext:value-type="float">
            <text:p>147.9</text:p>
          </table:table-cell>
          <table:table-cell table:number-columns-repeated="3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Ottawa, Ontario</text:p>
          </table:table-cell>
          <table:table-cell office:value-type="string" calcext:value-type="string">
            <text:p>CANOTT</text:p>
          </table:table-cell>
          <table:table-cell office:value-type="string" calcext:value-type="string">
            <text:p>Opt</text:p>
          </table:table-cell>
          <table:table-cell office:value-type="float" office:value="45.35455" calcext:value-type="float">
            <text:p>45.35455</text:p>
          </table:table-cell>
          <table:table-cell office:value-type="float" office:value="-75.891016" calcext:value-type="float">
            <text:p>-75.891016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RMC, Kingston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Opt</text:p>
          </table:table-cell>
          <table:table-cell office:value-type="float" office:value="44.231101" calcext:value-type="float">
            <text:p>44.231101</text:p>
          </table:table-cell>
          <table:table-cell office:value-type="float" office:value="-76.467252" calcext:value-type="float">
            <text:p>-76.467252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Udaipur, Indi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t</text:p>
          </table:table-cell>
          <table:table-cell office:value-type="float" office:value="24.604622" calcext:value-type="float">
            <text:p>24.604622</text:p>
          </table:table-cell>
          <table:table-cell office:value-type="float" office:value="73.6742" calcext:value-type="float">
            <text:p>73.6742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Kamisaibara, Japan</text:p>
          </table:table-cell>
          <table:table-cell office:value-type="string" calcext:value-type="string">
            <text:p>KSGC</text:p>
          </table:table-cell>
          <table:table-cell office:value-type="string" calcext:value-type="string">
            <text:p>PhArry</text:p>
          </table:table-cell>
          <table:table-cell office:value-type="float" office:value="35.331253" calcext:value-type="float">
            <text:p>35.331253</text:p>
          </table:table-cell>
          <table:table-cell office:value-type="float" office:value="133.930308" calcext:value-type="float">
            <text:p>133.930308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3.265 MHz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Ibaraki, Japan</text:p>
          </table:table-cell>
          <table:table-cell office:value-type="string" calcext:value-type="string">
            <text:p>NICTKashima</text:p>
          </table:table-cell>
          <table:table-cell office:value-type="string" calcext:value-type="string">
            <text:p>Opt</text:p>
          </table:table-cell>
          <table:table-cell office:value-type="float" office:value="35.956269" calcext:value-type="float">
            <text:p>35.956269</text:p>
          </table:table-cell>
          <table:table-cell office:value-type="float" office:value="140.657592" calcext:value-type="float">
            <text:p>140.65759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Bisei, Japan</text:p>
          </table:table-cell>
          <table:table-cell office:value-type="string" calcext:value-type="string">
            <text:p>BSGC</text:p>
          </table:table-cell>
          <table:table-cell office:value-type="string" calcext:value-type="string">
            <text:p>Opt</text:p>
          </table:table-cell>
          <table:table-cell office:value-type="float" office:value="34.672" calcext:value-type="float">
            <text:p>34.672</text:p>
          </table:table-cell>
          <table:table-cell office:value-type="float" office:value="133.545347" calcext:value-type="float">
            <text:p>133.545347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Nyukasa, Nagano</text:p>
          </table:table-cell>
          <table:table-cell office:value-type="string" calcext:value-type="string">
            <text:p>JAXANyukasa</text:p>
          </table:table-cell>
          <table:table-cell office:value-type="string" calcext:value-type="string">
            <text:p>Opt</text:p>
          </table:table-cell>
          <table:table-cell office:value-type="float" office:value="35.901389" calcext:value-type="float">
            <text:p>35.901389</text:p>
          </table:table-cell>
          <table:table-cell office:value-type="float" office:value="138.171667" calcext:value-type="float">
            <text:p>138.171667</text:p>
          </table:table-cell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Chofu, Japan</text:p>
          </table:table-cell>
          <table:table-cell office:value-type="string" calcext:value-type="string">
            <text:p>JAXALEO</text:p>
          </table:table-cell>
          <table:table-cell office:value-type="string" calcext:value-type="string">
            <text:p>Opt</text:p>
          </table:table-cell>
          <table:table-cell office:value-type="float" office:value="35.678719" calcext:value-type="float">
            <text:p>35.678719</text:p>
          </table:table-cell>
          <table:table-cell office:value-type="float" office:value="139.556917" calcext:value-type="float">
            <text:p>139.55691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higaraki, Japan</text:p>
          </table:table-cell>
          <table:table-cell office:value-type="string" calcext:value-type="string">
            <text:p>MURadar</text:p>
          </table:table-cell>
          <table:table-cell office:value-type="string" calcext:value-type="string">
            <text:p>Radar</text:p>
          </table:table-cell>
          <table:table-cell office:value-type="float" office:value="34.853908" calcext:value-type="float">
            <text:p>34.853908</text:p>
          </table:table-cell>
          <table:table-cell office:value-type="float" office:value="136.105633" calcext:value-type="float">
            <text:p>136.105633</text:p>
          </table:table-cell>
          <table:table-cell office:value-type="float" office:value="378" calcext:value-type="float">
            <text:p>378</text:p>
          </table:table-cell>
          <table:table-cell table:style-name="ce1" office:value-type="date" office:date-value="1984-09-02" calcext:value-type="date">
            <text:p>09/02/84</text:p>
          </table:table-cell>
          <table:table-cell/>
          <table:table-cell office:value-type="string" calcext:value-type="string">
            <text:p>atmos, VHF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Kagoshima, Japan</text:p>
          </table:table-cell>
          <table:table-cell office:value-type="string" calcext:value-type="string">
            <text:p>JAXAUchinoura</text:p>
          </table:table-cell>
          <table:table-cell office:value-type="string" calcext:value-type="string">
            <text:p>Radar</text:p>
          </table:table-cell>
          <table:table-cell office:value-type="float" office:value="31.254464" calcext:value-type="float">
            <text:p>31.254464</text:p>
          </table:table-cell>
          <table:table-cell office:value-type="float" office:value="131.078478" calcext:value-type="float">
            <text:p>131.07847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Nagano, Japan</text:p>
          </table:table-cell>
          <table:table-cell office:value-type="string" calcext:value-type="string">
            <text:p>JAXAUsuda</text:p>
          </table:table-cell>
          <table:table-cell office:value-type="string" calcext:value-type="string">
            <text:p>Radar</text:p>
          </table:table-cell>
          <table:table-cell office:value-type="float" office:value="36.132997" calcext:value-type="float">
            <text:p>36.132997</text:p>
          </table:table-cell>
          <table:table-cell office:value-type="float" office:value="138.362139" calcext:value-type="float">
            <text:p>138.362139</text:p>
          </table:table-cell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aejeon, Korea</text:p>
          </table:table-cell>
          <table:table-cell office:value-type="string" calcext:value-type="string">
            <text:p>KASI</text:p>
          </table:table-cell>
          <table:table-cell office:value-type="string" calcext:value-type="string">
            <text:p>Opt</text:p>
          </table:table-cell>
          <table:table-cell office:value-type="float" office:value="36.397597" calcext:value-type="float">
            <text:p>36.397597</text:p>
          </table:table-cell>
          <table:table-cell office:value-type="float" office:value="127.375036" calcext:value-type="float">
            <text:p>127.375036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Cirmea, Ukraine</text:p>
          </table:table-cell>
          <table:table-cell office:value-type="string" calcext:value-type="string">
            <text:p>Yevpatoria</text:p>
          </table:table-cell>
          <table:table-cell office:value-type="string" calcext:value-type="string">
            <text:p>Opt</text:p>
          </table:table-cell>
          <table:table-cell office:value-type="float" office:value="45.189103" calcext:value-type="float">
            <text:p>45.189103</text:p>
          </table:table-cell>
          <table:table-cell office:value-type="float" office:value="33.187047" calcext:value-type="float">
            <text:p>33.18704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Yevpatoria, Ukraine</text:p>
          </table:table-cell>
          <table:table-cell office:value-type="string" calcext:value-type="string">
            <text:p>YevpAZT8</text:p>
          </table:table-cell>
          <table:table-cell office:value-type="string" calcext:value-type="string">
            <text:p>Opt</text:p>
          </table:table-cell>
          <table:table-cell office:value-type="float" office:value="45.219465" calcext:value-type="float">
            <text:p>45.219465</text:p>
          </table:table-cell>
          <table:table-cell office:value-type="float" office:value="33.162594" calcext:value-type="float">
            <text:p>33.162594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Sevastopol, Ukraine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PhArry</text:p>
          </table:table-cell>
          <table:table-cell office:value-type="float" office:value="44.578756" calcext:value-type="float">
            <text:p>44.578756</text:p>
          </table:table-cell>
          <table:table-cell office:value-type="float" office:value="33.386436" calcext:value-type="float">
            <text:p>33.386436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1979-06-01" calcext:value-type="date">
            <text:p>06/01/79</text:p>
          </table:table-cell>
          <table:table-cell/>
          <table:table-cell office:value-type="string" calcext:value-type="string">
            <text:p>228, 173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Mukachevo, Ukraine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PhArry</text:p>
          </table:table-cell>
          <table:table-cell office:value-type="float" office:value="48.377753" calcext:value-type="float">
            <text:p>48.377753</text:p>
          </table:table-cell>
          <table:table-cell office:value-type="float" office:value="22.707628" calcext:value-type="float">
            <text:p>22.707628</text:p>
          </table:table-cell>
          <table:table-cell office:value-type="float" office:value="138" calcext:value-type="float">
            <text:p>138</text:p>
          </table:table-cell>
          <table:table-cell table:style-name="ce1" office:value-type="date" office:date-value="1979-06-01" calcext:value-type="date">
            <text:p>06/01/79</text:p>
          </table:table-cell>
          <table:table-cell/>
          <table:table-cell office:value-type="string" calcext:value-type="string">
            <text:p>194, 258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Majdanak, Uzbekistan</text:p>
          </table:table-cell>
          <table:table-cell office:value-type="string" calcext:value-type="string">
            <text:p>Majd2</text:p>
          </table:table-cell>
          <table:table-cell office:value-type="string" calcext:value-type="string">
            <text:p>Opt</text:p>
          </table:table-cell>
          <table:table-cell office:value-type="float" office:value="38.684789" calcext:value-type="float">
            <text:p>38.684789</text:p>
          </table:table-cell>
          <table:table-cell office:value-type="float" office:value="66.943058" calcext:value-type="float">
            <text:p>66.943058</text:p>
          </table:table-cell>
          <table:table-cell office:value-type="float" office:value="2727" calcext:value-type="float">
            <text:p>2727</text:p>
          </table:table-cell>
          <table:table-cell table:number-columns-repeated="2"/>
          <table:table-cell office:value-type="string" calcext:value-type="string">
            <text:p>Min of Def</text:p>
          </table:table-cell>
        </table:table-row>
      </table:table>
      <table:table table:name="Table8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Mondy,Russia</text:p>
          </table:table-cell>
          <table:table-cell office:value-type="string" calcext:value-type="string">
            <text:p>MondyAZT14</text:p>
          </table:table-cell>
          <table:table-cell office:value-type="string" calcext:value-type="string">
            <text:p>Opt</text:p>
          </table:table-cell>
          <table:table-cell office:value-type="float" office:value="51.621953" calcext:value-type="float">
            <text:p>51.621953</text:p>
          </table:table-cell>
          <table:table-cell office:value-type="float" office:value="100.918758" calcext:value-type="float">
            <text:p>100.918758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Arkhyz,Russia</text:p>
          </table:table-cell>
          <table:table-cell office:value-type="string" calcext:value-type="string">
            <text:p>ArkhyzZeiss600</text:p>
          </table:table-cell>
          <table:table-cell office:value-type="string" calcext:value-type="string">
            <text:p>Opt</text:p>
          </table:table-cell>
          <table:table-cell office:value-type="float" office:value="43.650132" calcext:value-type="float">
            <text:p>43.650132</text:p>
          </table:table-cell>
          <table:table-cell office:value-type="float" office:value="41.431058" calcext:value-type="float">
            <text:p>41.431058</text:p>
          </table:table-cell>
          <table:table-cell office:value-type="float" office:value="2029.7" calcext:value-type="float">
            <text:p>2029.7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Terskol,Russia</text:p>
          </table:table-cell>
          <table:table-cell office:value-type="string" calcext:value-type="string">
            <text:p>Zeiss2000</text:p>
          </table:table-cell>
          <table:table-cell office:value-type="string" calcext:value-type="string">
            <text:p>Opt</text:p>
          </table:table-cell>
          <table:table-cell office:value-type="float" office:value="43.276347" calcext:value-type="float">
            <text:p>43.276347</text:p>
          </table:table-cell>
          <table:table-cell office:value-type="float" office:value="42.499483" calcext:value-type="float">
            <text:p>42.499483</text:p>
          </table:table-cell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Mayaki,Ukraine</text:p>
          </table:table-cell>
          <table:table-cell office:value-type="string" calcext:value-type="string">
            <text:p>Mayaki600</text:p>
          </table:table-cell>
          <table:table-cell office:value-type="string" calcext:value-type="string">
            <text:p>Opt</text:p>
          </table:table-cell>
          <table:table-cell office:value-type="float" office:value="46.397439" calcext:value-type="float">
            <text:p>46.397439</text:p>
          </table:table-cell>
          <table:table-cell office:value-type="float" office:value="30.271719" calcext:value-type="float">
            <text:p>30.27171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Simeiz,Ukriane</text:p>
          </table:table-cell>
          <table:table-cell office:value-type="string" calcext:value-type="string">
            <text:p>SimeizZ1000</text:p>
          </table:table-cell>
          <table:table-cell office:value-type="string" calcext:value-type="string">
            <text:p>Opt</text:p>
          </table:table-cell>
          <table:table-cell office:value-type="float" office:value="44.412381" calcext:value-type="float">
            <text:p>44.412381</text:p>
          </table:table-cell>
          <table:table-cell office:value-type="float" office:value="33.991497" calcext:value-type="float">
            <text:p>33.991497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ulkovo,Russia</text:p>
          </table:table-cell>
          <table:table-cell office:value-type="string" calcext:value-type="string">
            <text:p>Pulkovo200</text:p>
          </table:table-cell>
          <table:table-cell office:value-type="string" calcext:value-type="string">
            <text:p>Opt</text:p>
          </table:table-cell>
          <table:table-cell office:value-type="float" office:value="59.771811" calcext:value-type="float">
            <text:p>59.771811</text:p>
          </table:table-cell>
          <table:table-cell office:value-type="float" office:value="30.326025" calcext:value-type="float">
            <text:p>30.32602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Nauchnyi,Ukraine</text:p>
          </table:table-cell>
          <table:table-cell office:value-type="string" calcext:value-type="string">
            <text:p>CrAOATA64</text:p>
          </table:table-cell>
          <table:table-cell office:value-type="string" calcext:value-type="string">
            <text:p>Opt</text:p>
          </table:table-cell>
          <table:table-cell office:value-type="float" office:value="44.726864" calcext:value-type="float">
            <text:p>44.726864</text:p>
          </table:table-cell>
          <table:table-cell office:value-type="float" office:value="34.015689" calcext:value-type="float">
            <text:p>34.015689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Majdanak,Uzbekistan</text:p>
          </table:table-cell>
          <table:table-cell office:value-type="string" calcext:value-type="string">
            <text:p>MajdAZT22</text:p>
          </table:table-cell>
          <table:table-cell office:value-type="string" calcext:value-type="string">
            <text:p>Opt</text:p>
          </table:table-cell>
          <table:table-cell office:value-type="float" office:value="38.673375" calcext:value-type="float">
            <text:p>38.673375</text:p>
          </table:table-cell>
          <table:table-cell office:value-type="float" office:value="66.895545" calcext:value-type="float">
            <text:p>66.895545</text:p>
          </table:table-cell>
          <table:table-cell office:value-type="float" office:value="2575.9" calcext:value-type="float">
            <text:p>2575.9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Arkhyz,Russia</text:p>
          </table:table-cell>
          <table:table-cell office:value-type="string" calcext:value-type="string">
            <text:p>SAOZeiss</text:p>
          </table:table-cell>
          <table:table-cell office:value-type="string" calcext:value-type="string">
            <text:p>Opt</text:p>
          </table:table-cell>
          <table:table-cell office:value-type="float" office:value="43.646821" calcext:value-type="float">
            <text:p>43.646821</text:p>
          </table:table-cell>
          <table:table-cell office:value-type="float" office:value="41.44038" calcext:value-type="float">
            <text:p>41.44038</text:p>
          </table:table-cell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Dushanbe,Tajikistan</text:p>
          </table:table-cell>
          <table:table-cell office:value-type="string" calcext:value-type="string">
            <text:p>AZT8</text:p>
          </table:table-cell>
          <table:table-cell office:value-type="string" calcext:value-type="string">
            <text:p>Opt</text:p>
          </table:table-cell>
          <table:table-cell office:value-type="float" office:value="38.490922" calcext:value-type="float">
            <text:p>38.490922</text:p>
          </table:table-cell>
          <table:table-cell office:value-type="float" office:value="68.682582" calcext:value-type="float">
            <text:p>68.682582</text:p>
          </table:table-cell>
          <table:table-cell office:value-type="float" office:value="732.2" calcext:value-type="float">
            <text:p>732.2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Kitab,Uzbekistan</text:p>
          </table:table-cell>
          <table:table-cell office:value-type="string" calcext:value-type="string">
            <text:p>KitabORI2</text:p>
          </table:table-cell>
          <table:table-cell office:value-type="string" calcext:value-type="string">
            <text:p>Opt</text:p>
          </table:table-cell>
          <table:table-cell office:value-type="float" office:value="39.133531" calcext:value-type="float">
            <text:p>39.133531</text:p>
          </table:table-cell>
          <table:table-cell office:value-type="float" office:value="66.884678" calcext:value-type="float">
            <text:p>66.884678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Tiraspol,Moldova</text:p>
          </table:table-cell>
          <table:table-cell office:value-type="string" calcext:value-type="string">
            <text:p>TiraspSR220</text:p>
          </table:table-cell>
          <table:table-cell office:value-type="string" calcext:value-type="string">
            <text:p>Opt</text:p>
          </table:table-cell>
          <table:table-cell office:value-type="float" office:value="46.836333" calcext:value-type="float">
            <text:p>46.836333</text:p>
          </table:table-cell>
          <table:table-cell office:value-type="float" office:value="29.631347" calcext:value-type="float">
            <text:p>29.63134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Ussuriysk,Russia</text:p>
          </table:table-cell>
          <table:table-cell office:value-type="string" calcext:value-type="string">
            <text:p>UssuriyskORI</text:p>
          </table:table-cell>
          <table:table-cell office:value-type="string" calcext:value-type="string">
            <text:p>Opt</text:p>
          </table:table-cell>
          <table:table-cell office:value-type="float" office:value="43.698564" calcext:value-type="float">
            <text:p>43.698564</text:p>
          </table:table-cell>
          <table:table-cell office:value-type="float" office:value="132.165618" calcext:value-type="float">
            <text:p>132.165618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Tarija,Bolivia</text:p>
          </table:table-cell>
          <table:table-cell office:value-type="string" calcext:value-type="string">
            <text:p>TarijaORI</text:p>
          </table:table-cell>
          <table:table-cell office:value-type="string" calcext:value-type="string">
            <text:p>Opt</text:p>
          </table:table-cell>
          <table:table-cell office:value-type="float" office:value="-21.595689" calcext:value-type="float">
            <text:p>-21.595689</text:p>
          </table:table-cell>
          <table:table-cell office:value-type="float" office:value="-64.624061" calcext:value-type="float">
            <text:p>-64.624061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Blagoveshchensk,Russia</text:p>
          </table:table-cell>
          <table:table-cell office:value-type="string" calcext:value-type="string">
            <text:p>Blagov250</text:p>
          </table:table-cell>
          <table:table-cell office:value-type="string" calcext:value-type="string">
            <text:p>Opt</text:p>
          </table:table-cell>
          <table:table-cell office:value-type="float" office:value="50.318646" calcext:value-type="float">
            <text:p>50.318646</text:p>
          </table:table-cell>
          <table:table-cell office:value-type="float" office:value="127.482078" calcext:value-type="float">
            <text:p>127.48207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Artem,Russia</text:p>
          </table:table-cell>
          <table:table-cell office:value-type="string" calcext:value-type="string">
            <text:p>Artem20</text:p>
          </table:table-cell>
          <table:table-cell office:value-type="string" calcext:value-type="string">
            <text:p>Opt</text:p>
          </table:table-cell>
          <table:table-cell office:value-type="float" office:value="43.340189" calcext:value-type="float">
            <text:p>43.340189</text:p>
          </table:table-cell>
          <table:table-cell office:value-type="float" office:value="132.070668" calcext:value-type="float">
            <text:p>132.07066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Milkovo,Russia</text:p>
          </table:table-cell>
          <table:table-cell office:value-type="string" calcext:value-type="string">
            <text:p>Milkovo220</text:p>
          </table:table-cell>
          <table:table-cell office:value-type="string" calcext:value-type="string">
            <text:p>Opt</text:p>
          </table:table-cell>
          <table:table-cell office:value-type="float" office:value="54.694557" calcext:value-type="float">
            <text:p>54.694557</text:p>
          </table:table-cell>
          <table:table-cell office:value-type="float" office:value="158.625927" calcext:value-type="float">
            <text:p>158.625927</text:p>
          </table:table-cell>
          <table:table-cell office:value-type="float" office:value="174.4" calcext:value-type="float">
            <text:p>174.4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Uzhgorod,Ukraine</text:p>
          </table:table-cell>
          <table:table-cell office:value-type="string" calcext:value-type="string">
            <text:p>UzhgT25</text:p>
          </table:table-cell>
          <table:table-cell office:value-type="string" calcext:value-type="string">
            <text:p>Opt</text:p>
          </table:table-cell>
          <table:table-cell office:value-type="float" office:value="48.563551" calcext:value-type="float">
            <text:p>48.563551</text:p>
          </table:table-cell>
          <table:table-cell office:value-type="float" office:value="22.453751" calcext:value-type="float">
            <text:p>22.453751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Mondy,Russia</text:p>
          </table:table-cell>
          <table:table-cell office:value-type="string" calcext:value-type="string">
            <text:p>AZT33IK</text:p>
          </table:table-cell>
          <table:table-cell office:value-type="string" calcext:value-type="string">
            <text:p>Opt</text:p>
          </table:table-cell>
          <table:table-cell office:value-type="float" office:value="51.620292" calcext:value-type="float">
            <text:p>51.620292</text:p>
          </table:table-cell>
          <table:table-cell office:value-type="float" office:value="100.921468" calcext:value-type="float">
            <text:p>100.921468</text:p>
          </table:table-cell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Kharkov,Ukraine</text:p>
          </table:table-cell>
          <table:table-cell office:value-type="string" calcext:value-type="string">
            <text:p>Chuguyev25</text:p>
          </table:table-cell>
          <table:table-cell office:value-type="string" calcext:value-type="string">
            <text:p>Opt</text:p>
          </table:table-cell>
          <table:table-cell office:value-type="float" office:value="49.64141" calcext:value-type="float">
            <text:p>49.64141</text:p>
          </table:table-cell>
          <table:table-cell office:value-type="float" office:value="36.93538" calcext:value-type="float">
            <text:p>36.9353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Collepardo,Italy</text:p>
          </table:table-cell>
          <table:table-cell office:value-type="string" calcext:value-type="string">
            <text:p>CollepORI22</text:p>
          </table:table-cell>
          <table:table-cell office:value-type="string" calcext:value-type="string">
            <text:p>Opt</text:p>
          </table:table-cell>
          <table:table-cell office:value-type="float" office:value="41.765283" calcext:value-type="float">
            <text:p>41.765283</text:p>
          </table:table-cell>
          <table:table-cell office:value-type="float" office:value="13.375028" calcext:value-type="float">
            <text:p>13.375028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Zvenigorod,Russia</text:p>
          </table:table-cell>
          <table:table-cell office:value-type="string" calcext:value-type="string">
            <text:p>Zvenig50</text:p>
          </table:table-cell>
          <table:table-cell office:value-type="string" calcext:value-type="string">
            <text:p>Opt</text:p>
          </table:table-cell>
          <table:table-cell office:value-type="float" office:value="55.699453" calcext:value-type="float">
            <text:p>55.699453</text:p>
          </table:table-cell>
          <table:table-cell office:value-type="float" office:value="36.757308" calcext:value-type="float">
            <text:p>36.757308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0526" calcext:value-type="float">
            <text:p>10526</text:p>
          </table:table-cell>
          <table:table-cell office:value-type="string" calcext:value-type="string">
            <text:p>Lesosibirsk,Russia</text:p>
          </table:table-cell>
          <table:table-cell office:value-type="string" calcext:value-type="string">
            <text:p>Lesosibirsk</text:p>
          </table:table-cell>
          <table:table-cell office:value-type="string" calcext:value-type="string">
            <text:p>Opt</text:p>
          </table:table-cell>
          <table:table-cell office:value-type="float" office:value="58.183399" calcext:value-type="float">
            <text:p>58.183399</text:p>
          </table:table-cell>
          <table:table-cell office:value-type="float" office:value="92.531017" calcext:value-type="float">
            <text:p>92.53101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Nauchnyi,Ukraine</text:p>
          </table:table-cell>
          <table:table-cell office:value-type="string" calcext:value-type="string">
            <text:p>CrAOZTSh</text:p>
          </table:table-cell>
          <table:table-cell office:value-type="string" calcext:value-type="string">
            <text:p>Opt</text:p>
          </table:table-cell>
          <table:table-cell office:value-type="float" office:value="44.727919" calcext:value-type="float">
            <text:p>44.727919</text:p>
          </table:table-cell>
          <table:table-cell office:value-type="float" office:value="34.015914" calcext:value-type="float">
            <text:p>34.015914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Nauchnyi,Ukraine</text:p>
          </table:table-cell>
          <table:table-cell office:value-type="string" calcext:value-type="string">
            <text:p>GAIShZ600</text:p>
          </table:table-cell>
          <table:table-cell office:value-type="string" calcext:value-type="string">
            <text:p>Opt</text:p>
          </table:table-cell>
          <table:table-cell office:value-type="float" office:value="44.729719" calcext:value-type="float">
            <text:p>44.729719</text:p>
          </table:table-cell>
          <table:table-cell office:value-type="float" office:value="34.016708" calcext:value-type="float">
            <text:p>34.016708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Nauchnyi,Ukraine</text:p>
          </table:table-cell>
          <table:table-cell office:value-type="string" calcext:value-type="string">
            <text:p>CrAOPH1</text:p>
          </table:table-cell>
          <table:table-cell office:value-type="string" calcext:value-type="string">
            <text:p>Opt</text:p>
          </table:table-cell>
          <table:table-cell office:value-type="float" office:value="44.72695" calcext:value-type="float">
            <text:p>44.72695</text:p>
          </table:table-cell>
          <table:table-cell office:value-type="float" office:value="34.017239" calcext:value-type="float">
            <text:p>34.017239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string" calcext:value-type="string">
            <text:p>Nauchnyi,Ukraine</text:p>
          </table:table-cell>
          <table:table-cell office:value-type="string" calcext:value-type="string">
            <text:p>CrAORST221</text:p>
          </table:table-cell>
          <table:table-cell office:value-type="string" calcext:value-type="string">
            <text:p>Opt</text:p>
          </table:table-cell>
          <table:table-cell office:value-type="float" office:value="44.729583" calcext:value-type="float">
            <text:p>44.729583</text:p>
          </table:table-cell>
          <table:table-cell office:value-type="float" office:value="34.016236" calcext:value-type="float">
            <text:p>34.016236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string" calcext:value-type="string">
            <text:p>Andrushivka,Ukraine</text:p>
          </table:table-cell>
          <table:table-cell office:value-type="string" calcext:value-type="string">
            <text:p>AbdrZ600</text:p>
          </table:table-cell>
          <table:table-cell office:value-type="string" calcext:value-type="string">
            <text:p>Op</text:p>
          </table:table-cell>
          <table:table-cell office:value-type="float" office:value="50.000844" calcext:value-type="float">
            <text:p>50.000844</text:p>
          </table:table-cell>
          <table:table-cell office:value-type="float" office:value="28.997289" calcext:value-type="float">
            <text:p>28.997289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</table:table>
      <table:table table:name="Table9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 (m)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Golosiiv, Ukraine</text:p>
          </table:table-cell>
          <table:table-cell office:value-type="string" calcext:value-type="string">
            <text:p>GLSL</text:p>
          </table:table-cell>
          <table:table-cell office:value-type="string" calcext:value-type="string">
            <text:p>SLR</text:p>
          </table:table-cell>
          <table:table-cell office:value-type="float" office:value="50.3633" calcext:value-type="float">
            <text:p>50.3633</text:p>
          </table:table-cell>
          <table:table-cell office:value-type="float" office:value="30.4961" calcext:value-type="float">
            <text:p>30.4961</text:p>
          </table:table-cell>
          <table:table-cell office:value-type="float" office:value="212.9" calcext:value-type="float">
            <text:p>212.9</text:p>
          </table:table-cell>
          <table:table-cell office:value-type="date" office:date-value="1997-04-01" calcext:value-type="date">
            <text:p>04/01/97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Lviv, Ukraine</text:p>
          </table:table-cell>
          <table:table-cell office:value-type="string" calcext:value-type="string">
            <text:p>LVIL</text:p>
          </table:table-cell>
          <table:table-cell office:value-type="string" calcext:value-type="string">
            <text:p>SLR</text:p>
          </table:table-cell>
          <table:table-cell office:value-type="float" office:value="49.9176" calcext:value-type="float">
            <text:p>49.9176</text:p>
          </table:table-cell>
          <table:table-cell office:value-type="float" office:value="23.9572" calcext:value-type="float">
            <text:p>23.9572</text:p>
          </table:table-cell>
          <table:table-cell office:value-type="float" office:value="359.4" calcext:value-type="float">
            <text:p>359.4</text:p>
          </table:table-cell>
          <table:table-cell office:value-type="date" office:date-value="1998-10-01" calcext:value-type="date">
            <text:p>10/01/98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aidanak 2, Uzbekistan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SLR</text:p>
          </table:table-cell>
          <table:table-cell office:value-type="float" office:value="38.685737" calcext:value-type="float">
            <text:p>38.685737</text:p>
          </table:table-cell>
          <table:table-cell office:value-type="float" office:value="66.943149" calcext:value-type="float">
            <text:p>66.943149</text:p>
          </table:table-cell>
          <table:table-cell office:value-type="float" office:value="2711.3" calcext:value-type="float">
            <text:p>2711.3</text:p>
          </table:table-cell>
          <table:table-cell office:value-type="date" office:date-value="1990-10-01" calcext:value-type="date">
            <text:p>10/01/90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aidanak 1, Uzbekistan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LR</text:p>
          </table:table-cell>
          <table:table-cell office:value-type="float" office:value="38.684894" calcext:value-type="float">
            <text:p>38.684894</text:p>
          </table:table-cell>
          <table:table-cell office:value-type="float" office:value="66.943085" calcext:value-type="float">
            <text:p>66.943085</text:p>
          </table:table-cell>
          <table:table-cell office:value-type="float" office:value="2713.6" calcext:value-type="float">
            <text:p>2713.6</text:p>
          </table:table-cell>
          <table:table-cell office:value-type="date" office:date-value="1990-10-01" calcext:value-type="date">
            <text:p>10/01/90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Komsomolsk-na-Amure, Russ</text:p>
          </table:table-cell>
          <table:table-cell office:value-type="string" calcext:value-type="string">
            <text:p>KOML</text:p>
          </table:table-cell>
          <table:table-cell office:value-type="string" calcext:value-type="string">
            <text:p>SLR</text:p>
          </table:table-cell>
          <table:table-cell office:value-type="float" office:value="50.694612" calcext:value-type="float">
            <text:p>50.694612</text:p>
          </table:table-cell>
          <table:table-cell office:value-type="float" office:value="136.743828" calcext:value-type="float">
            <text:p>136.743828</text:p>
          </table:table-cell>
          <table:table-cell office:value-type="float" office:value="269.5" calcext:value-type="float">
            <text:p>269.5</text:p>
          </table:table-cell>
          <table:table-cell office:value-type="date" office:date-value="1992-05-01" calcext:value-type="date">
            <text:p>05/01/92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Mendeleevo 1, Russia</text:p>
          </table:table-cell>
          <table:table-cell office:value-type="string" calcext:value-type="string">
            <text:p>MDVL</text:p>
          </table:table-cell>
          <table:table-cell office:value-type="string" calcext:value-type="string">
            <text:p>SLR</text:p>
          </table:table-cell>
          <table:table-cell office:value-type="float" office:value="56.0267" calcext:value-type="float">
            <text:p>56.0267</text:p>
          </table:table-cell>
          <table:table-cell office:value-type="float" office:value="37.2234" calcext:value-type="float">
            <text:p>37.2234</text:p>
          </table:table-cell>
          <table:table-cell office:value-type="float" office:value="256.7" calcext:value-type="float">
            <text:p>256.7</text:p>
          </table:table-cell>
          <table:table-cell office:value-type="date" office:date-value="1994-04-17" calcext:value-type="date">
            <text:p>04/17/94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Simeiz, Ukraine</text:p>
          </table:table-cell>
          <table:table-cell office:value-type="string" calcext:value-type="string">
            <text:p>SIML</text:p>
          </table:table-cell>
          <table:table-cell office:value-type="string" calcext:value-type="string">
            <text:p>SLR</text:p>
          </table:table-cell>
          <table:table-cell office:value-type="float" office:value="44.413186" calcext:value-type="float">
            <text:p>44.413186</text:p>
          </table:table-cell>
          <table:table-cell office:value-type="float" office:value="33.99095" calcext:value-type="float">
            <text:p>33.99095</text:p>
          </table:table-cell>
          <table:table-cell office:value-type="float" office:value="364.6" calcext:value-type="float">
            <text:p>364.6</text:p>
          </table:table-cell>
          <table:table-cell office:value-type="date" office:date-value="1988-05-01" calcext:value-type="date">
            <text:p>05/01/88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Mendeleevo 2, Russia</text:p>
          </table:table-cell>
          <table:table-cell office:value-type="string" calcext:value-type="string">
            <text:p>MDVS</text:p>
          </table:table-cell>
          <table:table-cell office:value-type="string" calcext:value-type="string">
            <text:p>SLR</text:p>
          </table:table-cell>
          <table:table-cell office:value-type="float" office:value="56.0277" calcext:value-type="float">
            <text:p>56.0277</text:p>
          </table:table-cell>
          <table:table-cell office:value-type="float" office:value="37.2249" calcext:value-type="float">
            <text:p>37.2249</text:p>
          </table:table-cell>
          <table:table-cell office:value-type="float" office:value="228.3" calcext:value-type="float">
            <text:p>228.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ltay, Russia</text:p>
          </table:table-cell>
          <table:table-cell office:value-type="string" calcext:value-type="string">
            <text:p>ALTL</text:p>
          </table:table-cell>
          <table:table-cell office:value-type="string" calcext:value-type="string">
            <text:p>SLR</text:p>
          </table:table-cell>
          <table:table-cell office:value-type="float" office:value="51.2" calcext:value-type="float">
            <text:p>51.2</text:p>
          </table:table-cell>
          <table:table-cell office:value-type="float" office:value="82.3" calcext:value-type="float">
            <text:p>82.3</text:p>
          </table:table-cell>
          <table:table-cell office:value-type="float" office:value="270" calcext:value-type="float">
            <text:p>270</text:p>
          </table:table-cell>
          <table:table-cell office:value-type="date" office:date-value="2004-09-15" calcext:value-type="date">
            <text:p>09/15/04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Riga, Latvia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SLR</text:p>
          </table:table-cell>
          <table:table-cell office:value-type="float" office:value="56.94855" calcext:value-type="float">
            <text:p>56.94855</text:p>
          </table:table-cell>
          <table:table-cell office:value-type="float" office:value="24.059073" calcext:value-type="float">
            <text:p>24.059073</text:p>
          </table:table-cell>
          <table:table-cell office:value-type="float" office:value="31.3" calcext:value-type="float">
            <text:p>31.3</text:p>
          </table:table-cell>
          <table:table-cell office:value-type="date" office:date-value="1987-09-01" calcext:value-type="date">
            <text:p>09/01/87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Katzively, Ukraine</text:p>
          </table:table-cell>
          <table:table-cell office:value-type="string" calcext:value-type="string">
            <text:p>KTZL</text:p>
          </table:table-cell>
          <table:table-cell office:value-type="string" calcext:value-type="string">
            <text:p>SLR</text:p>
          </table:table-cell>
          <table:table-cell office:value-type="float" office:value="44.393173" calcext:value-type="float">
            <text:p>44.393173</text:p>
          </table:table-cell>
          <table:table-cell office:value-type="float" office:value="33.970122" calcext:value-type="float">
            <text:p>33.970122</text:p>
          </table:table-cell>
          <table:table-cell office:value-type="float" office:value="68.1" calcext:value-type="float">
            <text:p>68.1</text:p>
          </table:table-cell>
          <table:table-cell office:value-type="date" office:date-value="1982-09-20" calcext:value-type="date">
            <text:p>09/20/82</text:p>
          </table:table-cell>
          <table:table-cell table:number-columns-repeated="2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Wrightwood, CA</text:p>
          </table:table-cell>
          <table:table-cell office:value-type="string" calcext:value-type="string">
            <text:p>OCTL</text:p>
          </table:table-cell>
          <table:table-cell office:value-type="string" calcext:value-type="string">
            <text:p>SLR</text:p>
          </table:table-cell>
          <table:table-cell office:value-type="float" office:value="34.382" calcext:value-type="float">
            <text:p>34.382</text:p>
          </table:table-cell>
          <table:table-cell office:value-type="float" office:value="-117.683" calcext:value-type="float">
            <text:p>-117.683</text:p>
          </table:table-cell>
          <table:table-cell office:value-type="float" office:value="2200" calcext:value-type="float">
            <text:p>22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Apache Point, NM</text:p>
          </table:table-cell>
          <table:table-cell office:value-type="string" calcext:value-type="string">
            <text:p>APOL</text:p>
          </table:table-cell>
          <table:table-cell office:value-type="string" calcext:value-type="string">
            <text:p>SLR</text:p>
          </table:table-cell>
          <table:table-cell office:value-type="float" office:value="32.780361" calcext:value-type="float">
            <text:p>32.780361</text:p>
          </table:table-cell>
          <table:table-cell office:value-type="float" office:value="-105.820417" calcext:value-type="float">
            <text:p>-105.820417</text:p>
          </table:table-cell>
          <table:table-cell office:value-type="float" office:value="2788" calcext:value-type="float">
            <text:p>27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McDonald Observatory, TX</text:p>
          </table:table-cell>
          <table:table-cell office:value-type="string" calcext:value-type="string">
            <text:p>MDOL</text:p>
          </table:table-cell>
          <table:table-cell office:value-type="string" calcext:value-type="string">
            <text:p>SLR</text:p>
          </table:table-cell>
          <table:table-cell office:value-type="float" office:value="30.680276" calcext:value-type="float">
            <text:p>30.680276</text:p>
          </table:table-cell>
          <table:table-cell office:value-type="float" office:value="255.984818" calcext:value-type="float">
            <text:p>255.984818</text:p>
          </table:table-cell>
          <table:table-cell office:value-type="float" office:value="2004.4" calcext:value-type="float">
            <text:p>2004.4</text:p>
          </table:table-cell>
          <table:table-cell office:value-type="date" office:date-value="1988-01-01" calcext:value-type="date">
            <text:p>01/01/88</text:p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Yarragadee, Australia</text:p>
          </table:table-cell>
          <table:table-cell office:value-type="string" calcext:value-type="string">
            <text:p>YARL</text:p>
          </table:table-cell>
          <table:table-cell office:value-type="string" calcext:value-type="string">
            <text:p>SLR</text:p>
          </table:table-cell>
          <table:table-cell office:value-type="float" office:value="-29.046518" calcext:value-type="float">
            <text:p>-29.046518</text:p>
          </table:table-cell>
          <table:table-cell office:value-type="float" office:value="115.346719" calcext:value-type="float">
            <text:p>115.346719</text:p>
          </table:table-cell>
          <table:table-cell office:value-type="float" office:value="241.1" calcext:value-type="float">
            <text:p>241.1</text:p>
          </table:table-cell>
          <table:table-cell office:value-type="date" office:date-value="1979-07-01" calcext:value-type="date">
            <text:p>07/01/79</text:p>
          </table:table-cell>
          <table:table-cell table:number-columns-repeated="2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Greenbelt, MD</text:p>
          </table:table-cell>
          <table:table-cell office:value-type="string" calcext:value-type="string">
            <text:p>GODL</text:p>
          </table:table-cell>
          <table:table-cell office:value-type="string" calcext:value-type="string">
            <text:p>SLR</text:p>
          </table:table-cell>
          <table:table-cell office:value-type="float" office:value="39.020615" calcext:value-type="float">
            <text:p>39.020615</text:p>
          </table:table-cell>
          <table:table-cell office:value-type="float" office:value="283.172334" calcext:value-type="float">
            <text:p>283.172334</text:p>
          </table:table-cell>
          <table:table-cell office:value-type="float" office:value="20.9" calcext:value-type="float">
            <text:p>20.9</text:p>
          </table:table-cell>
          <table:table-cell office:value-type="date" office:date-value="1981-03-01" calcext:value-type="date">
            <text:p>03/01/81</text:p>
          </table:table-cell>
          <table:table-cell table:number-columns-repeated="2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Monument Peak, CA</text:p>
          </table:table-cell>
          <table:table-cell office:value-type="string" calcext:value-type="string">
            <text:p>MONL</text:p>
          </table:table-cell>
          <table:table-cell office:value-type="string" calcext:value-type="string">
            <text:p>SLR</text:p>
          </table:table-cell>
          <table:table-cell office:value-type="float" office:value="32.891757" calcext:value-type="float">
            <text:p>32.891757</text:p>
          </table:table-cell>
          <table:table-cell office:value-type="float" office:value="243.577356" calcext:value-type="float">
            <text:p>243.577356</text:p>
          </table:table-cell>
          <table:table-cell office:value-type="float" office:value="1839" calcext:value-type="float">
            <text:p>1839</text:p>
          </table:table-cell>
          <table:table-cell office:value-type="date" office:date-value="1983-08-15" calcext:value-type="date">
            <text:p>08/15/83</text:p>
          </table:table-cell>
          <table:table-cell table:number-columns-repeated="2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Haleakala, HI</text:p>
          </table:table-cell>
          <table:table-cell office:value-type="string" calcext:value-type="string">
            <text:p>HA4T</text:p>
          </table:table-cell>
          <table:table-cell office:value-type="string" calcext:value-type="string">
            <text:p>SLR</text:p>
          </table:table-cell>
          <table:table-cell office:value-type="float" office:value="20.706486" calcext:value-type="float">
            <text:p>20.706486</text:p>
          </table:table-cell>
          <table:table-cell office:value-type="float" office:value="203.743084" calcext:value-type="float">
            <text:p>203.743084</text:p>
          </table:table-cell>
          <table:table-cell office:value-type="float" office:value="3056.3" calcext:value-type="float">
            <text:p>3056.3</text:p>
          </table:table-cell>
          <table:table-cell office:value-type="date" office:date-value="2006-09-15" calcext:value-type="date">
            <text:p>09/15/06</text:p>
          </table:table-cell>
          <table:table-cell table:number-columns-repeated="2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Tahiti, French Polynesia</text:p>
          </table:table-cell>
          <table:table-cell office:value-type="string" calcext:value-type="string">
            <text:p>THTL</text:p>
          </table:table-cell>
          <table:table-cell office:value-type="string" calcext:value-type="string">
            <text:p>SLR</text:p>
          </table:table-cell>
          <table:table-cell office:value-type="float" office:value="-17.5768" calcext:value-type="float">
            <text:p>-17.5768</text:p>
          </table:table-cell>
          <table:table-cell office:value-type="float" office:value="210.3937" calcext:value-type="float">
            <text:p>210.3937</text:p>
          </table:table-cell>
          <table:table-cell office:value-type="float" office:value="82.2" calcext:value-type="float">
            <text:p>82.2</text:p>
          </table:table-cell>
          <table:table-cell office:value-type="date" office:date-value="1997-08-01" calcext:value-type="date">
            <text:p>08/01/97</text:p>
          </table:table-cell>
          <table:table-cell table:number-columns-repeated="2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Greenbelt, MD</text:p>
          </table:table-cell>
          <table:table-cell office:value-type="string" calcext:value-type="string">
            <text:p>GF8Q</text:p>
          </table:table-cell>
          <table:table-cell office:value-type="string" calcext:value-type="string">
            <text:p>SLR</text:p>
          </table:table-cell>
          <table:table-cell office:value-type="float" office:value="39.020269" calcext:value-type="float">
            <text:p>39.020269</text:p>
          </table:table-cell>
          <table:table-cell office:value-type="float" office:value="283.172553" calcext:value-type="float">
            <text:p>283.172553</text:p>
          </table:table-cell>
          <table:table-cell office:value-type="float" office:value="18.6" calcext:value-type="float">
            <text:p>18.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Greenbelt, MD</text:p>
          </table:table-cell>
          <table:table-cell office:value-type="string" calcext:value-type="string">
            <text:p>GO4T</text:p>
          </table:table-cell>
          <table:table-cell office:value-type="string" calcext:value-type="string">
            <text:p>SLR</text:p>
          </table:table-cell>
          <table:table-cell office:value-type="float" office:value="39.020917" calcext:value-type="float">
            <text:p>39.020917</text:p>
          </table:table-cell>
          <table:table-cell office:value-type="float" office:value="283.172571" calcext:value-type="float">
            <text:p>283.172571</text:p>
          </table:table-cell>
          <table:table-cell office:value-type="float" office:value="19.9" calcext:value-type="float">
            <text:p>19.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Wuhan, China</text:p>
          </table:table-cell>
          <table:table-cell office:value-type="string" calcext:value-type="string">
            <text:p>WUHL</text:p>
          </table:table-cell>
          <table:table-cell office:value-type="string" calcext:value-type="string">
            <text:p>SLR</text:p>
          </table:table-cell>
          <table:table-cell office:value-type="float" office:value="30.5157" calcext:value-type="float">
            <text:p>30.5157</text:p>
          </table:table-cell>
          <table:table-cell office:value-type="float" office:value="114.4897" calcext:value-type="float">
            <text:p>114.4897</text:p>
          </table:table-cell>
          <table:table-cell office:value-type="float" office:value="86.6" calcext:value-type="float">
            <text:p>86.6</text:p>
          </table:table-cell>
          <table:table-cell office:value-type="date" office:date-value="1999-12-28" calcext:value-type="date">
            <text:p>12/28/99</text:p>
          </table:table-cell>
          <table:table-cell table:number-columns-repeated="2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string" calcext:value-type="string">
            <text:p>Changchun, China</text:p>
          </table:table-cell>
          <table:table-cell office:value-type="string" calcext:value-type="string">
            <text:p>CHAL</text:p>
          </table:table-cell>
          <table:table-cell office:value-type="string" calcext:value-type="string">
            <text:p>SLR</text:p>
          </table:table-cell>
          <table:table-cell office:value-type="float" office:value="43.790513" calcext:value-type="float">
            <text:p>43.790513</text:p>
          </table:table-cell>
          <table:table-cell office:value-type="float" office:value="125.443457" calcext:value-type="float">
            <text:p>125.443457</text:p>
          </table:table-cell>
          <table:table-cell office:value-type="float" office:value="274.3" calcext:value-type="float">
            <text:p>274.3</text:p>
          </table:table-cell>
          <table:table-cell office:value-type="date" office:date-value="1983-01-01" calcext:value-type="date">
            <text:p>01/01/83</text:p>
          </table:table-cell>
          <table:table-cell table:number-columns-repeated="2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BEIL</text:p>
          </table:table-cell>
          <table:table-cell office:value-type="string" calcext:value-type="string">
            <text:p>SLR</text:p>
          </table:table-cell>
          <table:table-cell office:value-type="float" office:value="39.606935" calcext:value-type="float">
            <text:p>39.606935</text:p>
          </table:table-cell>
          <table:table-cell office:value-type="float" office:value="115.892052" calcext:value-type="float">
            <text:p>115.892052</text:p>
          </table:table-cell>
          <table:table-cell office:value-type="float" office:value="81.7" calcext:value-type="float">
            <text:p>81.7</text:p>
          </table:table-cell>
          <table:table-cell office:value-type="date" office:date-value="1988-12-12" calcext:value-type="date">
            <text:p>12/12/88</text:p>
          </table:table-cell>
          <table:table-cell table:number-columns-repeated="2"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Koganei, Japan(CRL)</text:p>
          </table:table-cell>
          <table:table-cell office:value-type="string" calcext:value-type="string">
            <text:p>KOGC</text:p>
          </table:table-cell>
          <table:table-cell office:value-type="string" calcext:value-type="string">
            <text:p>SLR</text:p>
          </table:table-cell>
          <table:table-cell office:value-type="float" office:value="35.710085" calcext:value-type="float">
            <text:p>35.710085</text:p>
          </table:table-cell>
          <table:table-cell office:value-type="float" office:value="139.489124" calcext:value-type="float">
            <text:p>139.489124</text:p>
          </table:table-cell>
          <table:table-cell office:value-type="float" office:value="122.5" calcext:value-type="float">
            <text:p>122.5</text:p>
          </table:table-cell>
          <table:table-cell office:value-type="date" office:date-value="1988-03-01" calcext:value-type="date">
            <text:p>03/01/88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string" calcext:value-type="string">
            <text:p>Beijing (TROS), China**</text:p>
          </table:table-cell>
          <table:table-cell office:value-type="string" calcext:value-type="string">
            <text:p>BEIT</text:p>
          </table:table-cell>
          <table:table-cell office:value-type="string" calcext:value-type="string">
            <text:p>SLR</text:p>
          </table:table-cell>
          <table:table-cell office:value-type="float" office:value="39.6076" calcext:value-type="float">
            <text:p>39.6076</text:p>
          </table:table-cell>
          <table:table-cell office:value-type="float" office:value="115.8921" calcext:value-type="float">
            <text:p>115.8921</text:p>
          </table:table-cell>
          <table:table-cell office:value-type="float" office:value="75.2" calcext:value-type="float">
            <text:p>75.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string" calcext:value-type="string">
            <text:p>Urumqi, China*</text:p>
          </table:table-cell>
          <table:table-cell office:value-type="string" calcext:value-type="string">
            <text:p>URUL</text:p>
          </table:table-cell>
          <table:table-cell office:value-type="string" calcext:value-type="string">
            <text:p>SLR</text:p>
          </table:table-cell>
          <table:table-cell office:value-type="float" office:value="43.81" calcext:value-type="float">
            <text:p>43.81</text:p>
          </table:table-cell>
          <table:table-cell office:value-type="float" office:value="87.71" calcext:value-type="float">
            <text:p>87.71</text:p>
          </table:table-cell>
          <table:table-cell office:value-type="float" office:value="845.5" calcext:value-type="float">
            <text:p>845.5</text:p>
          </table:table-cell>
          <table:table-cell office:value-type="date" office:date-value="2003-04-15" calcext:value-type="date">
            <text:p>04/15/03</text:p>
          </table:table-cell>
          <table:table-cell/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string" calcext:value-type="string">
            <text:p>Lhasa, China</text:p>
          </table:table-cell>
          <table:table-cell office:value-type="string" calcext:value-type="string">
            <text:p>LHAL</text:p>
          </table:table-cell>
          <table:table-cell office:value-type="string" calcext:value-type="string">
            <text:p>SLR</text:p>
          </table:table-cell>
          <table:table-cell office:value-type="float" office:value="29.6349" calcext:value-type="float">
            <text:p>29.6349</text:p>
          </table:table-cell>
          <table:table-cell office:value-type="float" office:value="91.0377" calcext:value-type="float">
            <text:p>91.0377</text:p>
          </table:table-cell>
          <table:table-cell office:value-type="float" office:value="3604.1" calcext:value-type="float">
            <text:p>3604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string" calcext:value-type="string">
            <text:p>Beijing-A, China</text:p>
          </table:table-cell>
          <table:table-cell office:value-type="string" calcext:value-type="string">
            <text:p>BEIA</text:p>
          </table:table-cell>
          <table:table-cell office:value-type="string" calcext:value-type="string">
            <text:p>SLR</text:p>
          </table:table-cell>
          <table:table-cell office:value-type="float" office:value="39.6077" calcext:value-type="float">
            <text:p>39.6077</text:p>
          </table:table-cell>
          <table:table-cell office:value-type="float" office:value="115.8927" calcext:value-type="float">
            <text:p>115.8927</text:p>
          </table:table-cell>
          <table:table-cell office:value-type="float" office:value="72" calcext:value-type="float">
            <text:p>7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Tanegashima, Japan</text:p>
          </table:table-cell>
          <table:table-cell office:value-type="string" calcext:value-type="string">
            <text:p>GMSL</text:p>
          </table:table-cell>
          <table:table-cell office:value-type="string" calcext:value-type="string">
            <text:p>SLR</text:p>
          </table:table-cell>
          <table:table-cell office:value-type="float" office:value="30.556512" calcext:value-type="float">
            <text:p>30.556512</text:p>
          </table:table-cell>
          <table:table-cell office:value-type="float" office:value="131.015413" calcext:value-type="float">
            <text:p>131.015413</text:p>
          </table:table-cell>
          <table:table-cell office:value-type="float" office:value="141.1" calcext:value-type="float">
            <text:p>141.1</text:p>
          </table:table-cell>
          <table:table-cell office:value-type="date" office:date-value="2004-03-25" calcext:value-type="date">
            <text:p>03/25/04</text:p>
          </table:table-cell>
          <table:table-cell table:number-columns-repeated="2"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Burnie, Tasmainia</text:p>
          </table:table-cell>
          <table:table-cell office:value-type="string" calcext:value-type="string">
            <text:p>BURF</text:p>
          </table:table-cell>
          <table:table-cell office:value-type="string" calcext:value-type="string">
            <text:p>SLR</text:p>
          </table:table-cell>
          <table:table-cell office:value-type="float" office:value="-41.062214" calcext:value-type="float">
            <text:p>-41.062214</text:p>
          </table:table-cell>
          <table:table-cell office:value-type="float" office:value="145.881391" calcext:value-type="float">
            <text:p>145.881391</text:p>
          </table:table-cell>
          <table:table-cell office:value-type="float" office:value="129.6" calcext:value-type="float">
            <text:p>129.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string" calcext:value-type="string">
            <text:p>Arequipa, Peru</text:p>
          </table:table-cell>
          <table:table-cell office:value-type="string" calcext:value-type="string">
            <text:p>AREL</text:p>
          </table:table-cell>
          <table:table-cell office:value-type="string" calcext:value-type="string">
            <text:p>SLR</text:p>
          </table:table-cell>
          <table:table-cell office:value-type="float" office:value="-16.465721" calcext:value-type="float">
            <text:p>-16.465721</text:p>
          </table:table-cell>
          <table:table-cell office:value-type="float" office:value="288.507067" calcext:value-type="float">
            <text:p>288.507067</text:p>
          </table:table-cell>
          <table:table-cell office:value-type="float" office:value="2489.9" calcext:value-type="float">
            <text:p>2489.9</text:p>
          </table:table-cell>
          <table:table-cell office:value-type="date" office:date-value="1992-07-10" calcext:value-type="date">
            <text:p>07/10/92</text:p>
          </table:table-cell>
          <table:table-cell table:number-columns-repeated="2"/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Concepcion, Chile</text:p>
          </table:table-cell>
          <table:table-cell office:value-type="string" calcext:value-type="string">
            <text:p>CONL</text:p>
          </table:table-cell>
          <table:table-cell office:value-type="string" calcext:value-type="string">
            <text:p>SLR</text:p>
          </table:table-cell>
          <table:table-cell office:value-type="float" office:value="-36.843" calcext:value-type="float">
            <text:p>-36.843</text:p>
          </table:table-cell>
          <table:table-cell office:value-type="float" office:value="-73.0253" calcext:value-type="float">
            <text:p>-73.0253</text:p>
          </table:table-cell>
          <table:table-cell office:value-type="float" office:value="169.3" calcext:value-type="float">
            <text:p>169.3</text:p>
          </table:table-cell>
          <table:table-cell office:value-type="date" office:date-value="2002-04-17" calcext:value-type="date">
            <text:p>04/17/02</text:p>
          </table:table-cell>
          <table:table-cell table:number-columns-repeated="2"/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string" calcext:value-type="string">
            <text:p>San Jaun, Argentina</text:p>
          </table:table-cell>
          <table:table-cell office:value-type="string" calcext:value-type="string">
            <text:p>SJUL</text:p>
          </table:table-cell>
          <table:table-cell office:value-type="string" calcext:value-type="string">
            <text:p>SLR</text:p>
          </table:table-cell>
          <table:table-cell office:value-type="float" office:value="-31.508625" calcext:value-type="float">
            <text:p>-31.508625</text:p>
          </table:table-cell>
          <table:table-cell office:value-type="float" office:value="-68.62316" calcext:value-type="float">
            <text:p>-68.62316</text:p>
          </table:table-cell>
          <table:table-cell office:value-type="float" office:value="727.2" calcext:value-type="float">
            <text:p>727.2</text:p>
          </table:table-cell>
          <table:table-cell office:value-type="date" office:date-value="2005-11-28" calcext:value-type="date">
            <text:p>11/28/05</text:p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Hartebeesthoek, South Africa</text:p>
          </table:table-cell>
          <table:table-cell office:value-type="string" calcext:value-type="string">
            <text:p>HARL</text:p>
          </table:table-cell>
          <table:table-cell office:value-type="string" calcext:value-type="string">
            <text:p>SLR</text:p>
          </table:table-cell>
          <table:table-cell office:value-type="float" office:value="-25.889735" calcext:value-type="float">
            <text:p>-25.889735</text:p>
          </table:table-cell>
          <table:table-cell office:value-type="float" office:value="27.686173" calcext:value-type="float">
            <text:p>27.686173</text:p>
          </table:table-cell>
          <table:table-cell office:value-type="float" office:value="1408.1" calcext:value-type="float">
            <text:p>1408.1</text:p>
          </table:table-cell>
          <table:table-cell office:value-type="date" office:date-value="1993-09-12" calcext:value-type="date">
            <text:p>09/12/93</text:p>
          </table:table-cell>
          <table:table-cell table:number-columns-repeated="2"/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Brest, France*</text:p>
          </table:table-cell>
          <table:table-cell office:value-type="string" calcext:value-type="string">
            <text:p>BREF</text:p>
          </table:table-cell>
          <table:table-cell office:value-type="string" calcext:value-type="string">
            <text:p>SLR</text:p>
          </table:table-cell>
          <table:table-cell office:value-type="float" office:value="48.407861" calcext:value-type="float">
            <text:p>48.407861</text:p>
          </table:table-cell>
          <table:table-cell office:value-type="float" office:value="-4.503833" calcext:value-type="float">
            <text:p>-4.503833</text:p>
          </table:table-cell>
          <table:table-cell office:value-type="float" office:value="104.8" calcext:value-type="float">
            <text:p>104.8</text:p>
          </table:table-cell>
          <table:table-cell office:value-type="date" office:date-value="2004-09-10" calcext:value-type="date">
            <text:p>09/10/04</text:p>
          </table:table-cell>
          <table:table-cell table:style-name="ce1" office:value-type="date" office:date-value="2004-10-31" calcext:value-type="date">
            <text:p>10/31/04</text:p>
          </table:table-cell>
          <table:table-cell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string" calcext:value-type="string">
            <text:p>Metsahovi (new)</text:p>
          </table:table-cell>
          <table:table-cell office:value-type="string" calcext:value-type="string">
            <text:p>METL</text:p>
          </table:table-cell>
          <table:table-cell office:value-type="string" calcext:value-type="string">
            <text:p>SLR</text:p>
          </table:table-cell>
          <table:table-cell office:value-type="float" office:value="60.2172" calcext:value-type="float">
            <text:p>60.2172</text:p>
          </table:table-cell>
          <table:table-cell office:value-type="float" office:value="24.3946" calcext:value-type="float">
            <text:p>24.3946</text:p>
          </table:table-cell>
          <table:table-cell office:value-type="float" office:value="74" calcext:value-type="float">
            <text:p>74</text:p>
          </table:table-cell>
          <table:table-cell office:value-type="date" office:date-value="1996-10-15" calcext:value-type="date">
            <text:p>10/15/96</text:p>
          </table:table-cell>
          <table:table-cell table:number-columns-repeated="2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string" calcext:value-type="string">
            <text:p>Zimmerwald, Switzerland</text:p>
          </table:table-cell>
          <table:table-cell office:value-type="string" calcext:value-type="string">
            <text:p>ZIML</text:p>
          </table:table-cell>
          <table:table-cell office:value-type="string" calcext:value-type="string">
            <text:p>SLR</text:p>
          </table:table-cell>
          <table:table-cell office:value-type="float" office:value="46.877228" calcext:value-type="float">
            <text:p>46.877228</text:p>
          </table:table-cell>
          <table:table-cell office:value-type="float" office:value="7.465219" calcext:value-type="float">
            <text:p>7.465219</text:p>
          </table:table-cell>
          <table:table-cell office:value-type="float" office:value="951.1" calcext:value-type="float">
            <text:p>951.1</text:p>
          </table:table-cell>
          <table:table-cell office:value-type="date" office:date-value="1995-07-03" calcext:value-type="date">
            <text:p>07/03/95</text:p>
          </table:table-cell>
          <table:table-cell table:number-columns-repeated="2"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Borowiec, Poland</text:p>
          </table:table-cell>
          <table:table-cell office:value-type="string" calcext:value-type="string">
            <text:p>BORL</text:p>
          </table:table-cell>
          <table:table-cell office:value-type="string" calcext:value-type="string">
            <text:p>SLR</text:p>
          </table:table-cell>
          <table:table-cell office:value-type="float" office:value="52.27698" calcext:value-type="float">
            <text:p>52.27698</text:p>
          </table:table-cell>
          <table:table-cell office:value-type="float" office:value="17.074585" calcext:value-type="float">
            <text:p>17.074585</text:p>
          </table:table-cell>
          <table:table-cell office:value-type="float" office:value="122.6" calcext:value-type="float">
            <text:p>122.6</text:p>
          </table:table-cell>
          <table:table-cell office:value-type="date" office:date-value="1988-05-13" calcext:value-type="date">
            <text:p>05/13/88</text:p>
          </table:table-cell>
          <table:table-cell table:number-columns-repeated="2"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Kunming, China</text:p>
          </table:table-cell>
          <table:table-cell office:value-type="string" calcext:value-type="string">
            <text:p>KUNL</text:p>
          </table:table-cell>
          <table:table-cell office:value-type="string" calcext:value-type="string">
            <text:p>SLR</text:p>
          </table:table-cell>
          <table:table-cell office:value-type="float" office:value="25.0299" calcext:value-type="float">
            <text:p>25.0299</text:p>
          </table:table-cell>
          <table:table-cell office:value-type="float" office:value="102.7972" calcext:value-type="float">
            <text:p>102.7972</text:p>
          </table:table-cell>
          <table:table-cell office:value-type="float" office:value="1991.8" calcext:value-type="float">
            <text:p>1991.8</text:p>
          </table:table-cell>
          <table:table-cell office:value-type="date" office:date-value="1989-05-20" calcext:value-type="date">
            <text:p>05/20/89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Shanghai, China</text:p>
          </table:table-cell>
          <table:table-cell office:value-type="string" calcext:value-type="string">
            <text:p>SHA2</text:p>
          </table:table-cell>
          <table:table-cell office:value-type="string" calcext:value-type="string">
            <text:p>SLR</text:p>
          </table:table-cell>
          <table:table-cell office:value-type="float" office:value="31.0961" calcext:value-type="float">
            <text:p>31.0961</text:p>
          </table:table-cell>
          <table:table-cell office:value-type="float" office:value="121.1866" calcext:value-type="float">
            <text:p>121.1866</text:p>
          </table:table-cell>
          <table:table-cell office:value-type="float" office:value="100" calcext:value-type="float">
            <text:p>100</text:p>
          </table:table-cell>
          <table:table-cell office:value-type="date" office:date-value="2005-07-10" calcext:value-type="date">
            <text:p>07/10/05</text:p>
          </table:table-cell>
          <table:table-cell table:number-columns-repeated="2"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San Fernando, Spain</text:p>
          </table:table-cell>
          <table:table-cell office:value-type="string" calcext:value-type="string">
            <text:p>SFEF</text:p>
          </table:table-cell>
          <table:table-cell office:value-type="string" calcext:value-type="string">
            <text:p>SLR</text:p>
          </table:table-cell>
          <table:table-cell office:value-type="float" office:value="36.46273" calcext:value-type="float">
            <text:p>36.46273</text:p>
          </table:table-cell>
          <table:table-cell office:value-type="float" office:value="-6.20619" calcext:value-type="float">
            <text:p>-6.20619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San Fernando, Spain (new)</text:p>
          </table:table-cell>
          <table:table-cell office:value-type="string" calcext:value-type="string">
            <text:p>SFEL</text:p>
          </table:table-cell>
          <table:table-cell office:value-type="string" calcext:value-type="string">
            <text:p>SLR</text:p>
          </table:table-cell>
          <table:table-cell office:value-type="float" office:value="36.465" calcext:value-type="float">
            <text:p>36.465</text:p>
          </table:table-cell>
          <table:table-cell office:value-type="float" office:value="-6.2055" calcext:value-type="float">
            <text:p>-6.2055</text:p>
          </table:table-cell>
          <table:table-cell office:value-type="float" office:value="98.2" calcext:value-type="float">
            <text:p>98.2</text:p>
          </table:table-cell>
          <table:table-cell office:value-type="date" office:date-value="1999-04-04" calcext:value-type="date">
            <text:p>04/04/99</text:p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Mt Stromlo, Australia</text:p>
          </table:table-cell>
          <table:table-cell office:value-type="string" calcext:value-type="string">
            <text:p>STL3</text:p>
          </table:table-cell>
          <table:table-cell office:value-type="string" calcext:value-type="string">
            <text:p>SLR</text:p>
          </table:table-cell>
          <table:table-cell office:value-type="float" office:value="-35.3161" calcext:value-type="float">
            <text:p>-35.3161</text:p>
          </table:table-cell>
          <table:table-cell office:value-type="float" office:value="149.0099" calcext:value-type="float">
            <text:p>149.0099</text:p>
          </table:table-cell>
          <table:table-cell office:value-type="float" office:value="805" calcext:value-type="float">
            <text:p>805</text:p>
          </table:table-cell>
          <table:table-cell office:value-type="date" office:date-value="2004-08-01" calcext:value-type="date">
            <text:p>08/01/04</text:p>
          </table:table-cell>
          <table:table-cell table:number-columns-repeated="2"/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t Stromlo, Australia</text:p>
          </table:table-cell>
          <table:table-cell office:value-type="string" calcext:value-type="string">
            <text:p>STRK</text:p>
          </table:table-cell>
          <table:table-cell office:value-type="string" calcext:value-type="string">
            <text:p>SLR</text:p>
          </table:table-cell>
          <table:table-cell office:value-type="float" office:value="-35.3163" calcext:value-type="float">
            <text:p>-35.3163</text:p>
          </table:table-cell>
          <table:table-cell office:value-type="float" office:value="149.0098" calcext:value-type="float">
            <text:p>149.0098</text:p>
          </table:table-cell>
          <table:table-cell office:value-type="float" office:value="806.6" calcext:value-type="float">
            <text:p>806.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Paris, France (FTLRS)</text:p>
          </table:table-cell>
          <table:table-cell office:value-type="string" calcext:value-type="string">
            <text:p>PARF</text:p>
          </table:table-cell>
          <table:table-cell office:value-type="string" calcext:value-type="string">
            <text:p>SL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string" calcext:value-type="string">
            <text:p>Grasse, France (FTLRS)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SLR</text:p>
          </table:table-cell>
          <table:table-cell office:value-type="float" office:value="43.75468" calcext:value-type="float">
            <text:p>43.75468</text:p>
          </table:table-cell>
          <table:table-cell office:value-type="float" office:value="6.92112" calcext:value-type="float">
            <text:p>6.92112</text:p>
          </table:table-cell>
          <table:table-cell office:value-type="float" office:value="1321.3" calcext:value-type="float">
            <text:p>1321.3</text:p>
          </table:table-cell>
          <table:table-cell office:value-type="date" office:date-value="2007-03-20" calcext:value-type="date">
            <text:p>03/20/07</text:p>
          </table:table-cell>
          <table:table-cell table:number-columns-repeated="2"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string" calcext:value-type="string">
            <text:p>Chania, Crete, Greece</text:p>
          </table:table-cell>
          <table:table-cell office:value-type="string" calcext:value-type="string">
            <text:p>CHAF</text:p>
          </table:table-cell>
          <table:table-cell office:value-type="string" calcext:value-type="string">
            <text:p>SLR</text:p>
          </table:table-cell>
          <table:table-cell office:value-type="float" office:value="35.5331" calcext:value-type="float">
            <text:p>35.5331</text:p>
          </table:table-cell>
          <table:table-cell office:value-type="float" office:value="24.0705" calcext:value-type="float">
            <text:p>24.0705</text:p>
          </table:table-cell>
          <table:table-cell office:value-type="float" office:value="157" calcext:value-type="float">
            <text:p>15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Helwan, Egypt**</text:p>
          </table:table-cell>
          <table:table-cell office:value-type="string" calcext:value-type="string">
            <text:p>HLWL</text:p>
          </table:table-cell>
          <table:table-cell office:value-type="string" calcext:value-type="string">
            <text:p>SLR</text:p>
          </table:table-cell>
          <table:table-cell office:value-type="float" office:value="29.859009" calcext:value-type="float">
            <text:p>29.859009</text:p>
          </table:table-cell>
          <table:table-cell office:value-type="float" office:value="31.342703" calcext:value-type="float">
            <text:p>31.342703</text:p>
          </table:table-cell>
          <table:table-cell office:value-type="float" office:value="131.9" calcext:value-type="float">
            <text:p>131.9</text:p>
          </table:table-cell>
          <table:table-cell office:value-type="date" office:date-value="1983-05-01" calcext:value-type="date">
            <text:p>05/01/83</text:p>
          </table:table-cell>
          <table:table-cell table:number-columns-repeated="2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Riyadh, Saudi Arabia</text:p>
          </table:table-cell>
          <table:table-cell office:value-type="string" calcext:value-type="string">
            <text:p>RIYL</text:p>
          </table:table-cell>
          <table:table-cell office:value-type="string" calcext:value-type="string">
            <text:p>SLR</text:p>
          </table:table-cell>
          <table:table-cell office:value-type="float" office:value="24.9102" calcext:value-type="float">
            <text:p>24.9102</text:p>
          </table:table-cell>
          <table:table-cell office:value-type="float" office:value="46.4004" calcext:value-type="float">
            <text:p>46.4004</text:p>
          </table:table-cell>
          <table:table-cell office:value-type="float" office:value="773" calcext:value-type="float">
            <text:p>773</text:p>
          </table:table-cell>
          <table:table-cell office:value-type="date" office:date-value="1995-08-01" calcext:value-type="date">
            <text:p>08/01/95</text:p>
          </table:table-cell>
          <table:table-cell table:number-columns-repeated="2"/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string" calcext:value-type="string">
            <text:p>Grasse, France (SLR)</text:p>
          </table:table-cell>
          <table:table-cell office:value-type="string" calcext:value-type="string">
            <text:p>GRSL</text:p>
          </table:table-cell>
          <table:table-cell office:value-type="string" calcext:value-type="string">
            <text:p>SLR</text:p>
          </table:table-cell>
          <table:table-cell office:value-type="float" office:value="43.754691" calcext:value-type="float">
            <text:p>43.754691</text:p>
          </table:table-cell>
          <table:table-cell office:value-type="float" office:value="6.921122" calcext:value-type="float">
            <text:p>6.921122</text:p>
          </table:table-cell>
          <table:table-cell office:value-type="float" office:value="1322.9" calcext:value-type="float">
            <text:p>1322.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string" calcext:value-type="string">
            <text:p>Potsdam, Germany</text:p>
          </table:table-cell>
          <table:table-cell office:value-type="string" calcext:value-type="string">
            <text:p>POTL</text:p>
          </table:table-cell>
          <table:table-cell office:value-type="string" calcext:value-type="string">
            <text:p>SLR</text:p>
          </table:table-cell>
          <table:table-cell office:value-type="float" office:value="52.380018" calcext:value-type="float">
            <text:p>52.380018</text:p>
          </table:table-cell>
          <table:table-cell office:value-type="float" office:value="13.064892" calcext:value-type="float">
            <text:p>13.064892</text:p>
          </table:table-cell>
          <table:table-cell office:value-type="float" office:value="133.5" calcext:value-type="float">
            <text:p>133.5</text:p>
          </table:table-cell>
          <table:table-cell office:value-type="date" office:date-value="1992-05-08" calcext:value-type="date">
            <text:p>05/08/92</text:p>
          </table:table-cell>
          <table:table-cell table:number-columns-repeated="2"/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string" calcext:value-type="string">
            <text:p>Shanghai, China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SLR</text:p>
          </table:table-cell>
          <table:table-cell office:value-type="float" office:value="31.09754" calcext:value-type="float">
            <text:p>31.09754</text:p>
          </table:table-cell>
          <table:table-cell office:value-type="float" office:value="121.191739" calcext:value-type="float">
            <text:p>121.191739</text:p>
          </table:table-cell>
          <table:table-cell office:value-type="float" office:value="27.8" calcext:value-type="float">
            <text:p>27.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string" calcext:value-type="string">
            <text:p>Simosato, Japan</text:p>
          </table:table-cell>
          <table:table-cell office:value-type="string" calcext:value-type="string">
            <text:p>SISL</text:p>
          </table:table-cell>
          <table:table-cell office:value-type="string" calcext:value-type="string">
            <text:p>SLR</text:p>
          </table:table-cell>
          <table:table-cell office:value-type="float" office:value="33.577694" calcext:value-type="float">
            <text:p>33.577694</text:p>
          </table:table-cell>
          <table:table-cell office:value-type="float" office:value="135.937039" calcext:value-type="float">
            <text:p>135.937039</text:p>
          </table:table-cell>
          <table:table-cell office:value-type="float" office:value="101.6" calcext:value-type="float">
            <text:p>101.6</text:p>
          </table:table-cell>
          <table:table-cell office:value-type="date" office:date-value="1982-01-31" calcext:value-type="date">
            <text:p>01/31/82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string" calcext:value-type="string">
            <text:p>Graz, Austria</text:p>
          </table:table-cell>
          <table:table-cell office:value-type="string" calcext:value-type="string">
            <text:p>GRZL</text:p>
          </table:table-cell>
          <table:table-cell office:value-type="string" calcext:value-type="string">
            <text:p>SLR</text:p>
          </table:table-cell>
          <table:table-cell office:value-type="float" office:value="47.067135" calcext:value-type="float">
            <text:p>47.067135</text:p>
          </table:table-cell>
          <table:table-cell office:value-type="float" office:value="15.49336" calcext:value-type="float">
            <text:p>15.49336</text:p>
          </table:table-cell>
          <table:table-cell office:value-type="float" office:value="539.4" calcext:value-type="float">
            <text:p>539.4</text:p>
          </table:table-cell>
          <table:table-cell office:value-type="date" office:date-value="1981-11-01" calcext:value-type="date">
            <text:p>11/01/81</text:p>
          </table:table-cell>
          <table:table-cell table:number-columns-repeated="2"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string" calcext:value-type="string">
            <text:p>Herstmonceux, United Kingdo</text:p>
          </table:table-cell>
          <table:table-cell office:value-type="string" calcext:value-type="string">
            <text:p>HERL</text:p>
          </table:table-cell>
          <table:table-cell office:value-type="string" calcext:value-type="string">
            <text:p>SLR</text:p>
          </table:table-cell>
          <table:table-cell office:value-type="float" office:value="50.86738" calcext:value-type="float">
            <text:p>50.86738</text:p>
          </table:table-cell>
          <table:table-cell office:value-type="float" office:value="0.336123" calcext:value-type="float">
            <text:p>0.336123</text:p>
          </table:table-cell>
          <table:table-cell office:value-type="float" office:value="75.4" calcext:value-type="float">
            <text:p>75.4</text:p>
          </table:table-cell>
          <table:table-cell office:value-type="date" office:date-value="1982-01-01" calcext:value-type="date">
            <text:p>01/01/82</text:p>
          </table:table-cell>
          <table:table-cell table:number-columns-repeated="2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Potsdam, Germany</text:p>
          </table:table-cell>
          <table:table-cell office:value-type="string" calcext:value-type="string">
            <text:p>POT3</text:p>
          </table:table-cell>
          <table:table-cell office:value-type="string" calcext:value-type="string">
            <text:p>SLR</text:p>
          </table:table-cell>
          <table:table-cell office:value-type="float" office:value="52.383" calcext:value-type="float">
            <text:p>52.383</text:p>
          </table:table-cell>
          <table:table-cell office:value-type="float" office:value="13.0614" calcext:value-type="float">
            <text:p>13.0614</text:p>
          </table:table-cell>
          <table:table-cell office:value-type="float" office:value="123.5" calcext:value-type="float">
            <text:p>123.5</text:p>
          </table:table-cell>
          <table:table-cell office:value-type="date" office:date-value="2001-07-20" calcext:value-type="date">
            <text:p>07/20/01</text:p>
          </table:table-cell>
          <table:table-cell table:number-columns-repeated="2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string" calcext:value-type="string">
            <text:p>Grasse, France (LLR)</text:p>
          </table:table-cell>
          <table:table-cell office:value-type="string" calcext:value-type="string">
            <text:p>GRSM</text:p>
          </table:table-cell>
          <table:table-cell office:value-type="string" calcext:value-type="string">
            <text:p>SLR</text:p>
          </table:table-cell>
          <table:table-cell office:value-type="float" office:value="43.7546" calcext:value-type="float">
            <text:p>43.7546</text:p>
          </table:table-cell>
          <table:table-cell office:value-type="float" office:value="6.9216" calcext:value-type="float">
            <text:p>6.9216</text:p>
          </table:table-cell>
          <table:table-cell office:value-type="float" office:value="1323.1" calcext:value-type="float">
            <text:p>1323.1</text:p>
          </table:table-cell>
          <table:table-cell office:value-type="date" office:date-value="1980-09-01" calcext:value-type="date">
            <text:p>09/01/80</text:p>
          </table:table-cell>
          <table:table-cell table:number-columns-repeated="2"/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string" calcext:value-type="string">
            <text:p>Ajaccio, France (FTLRS)</text:p>
          </table:table-cell>
          <table:table-cell office:value-type="string" calcext:value-type="string">
            <text:p>AJAF</text:p>
          </table:table-cell>
          <table:table-cell office:value-type="string" calcext:value-type="string">
            <text:p>SLR</text:p>
          </table:table-cell>
          <table:table-cell office:value-type="float" office:value="41.9274" calcext:value-type="float">
            <text:p>41.9274</text:p>
          </table:table-cell>
          <table:table-cell office:value-type="float" office:value="8.7627" calcext:value-type="float">
            <text:p>8.7627</text:p>
          </table:table-cell>
          <table:table-cell office:value-type="float" office:value="96.8" calcext:value-type="float">
            <text:p>96.8</text:p>
          </table:table-cell>
          <table:table-cell office:value-type="date" office:date-value="1996-09-01" calcext:value-type="date">
            <text:p>09/01/96</text:p>
          </table:table-cell>
          <table:table-cell table:number-columns-repeated="2"/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string" calcext:value-type="string">
            <text:p>Stafford, Virginia</text:p>
          </table:table-cell>
          <table:table-cell office:value-type="string" calcext:value-type="string">
            <text:p>STAL</text:p>
          </table:table-cell>
          <table:table-cell office:value-type="string" calcext:value-type="string">
            <text:p>SLR</text:p>
          </table:table-cell>
          <table:table-cell office:value-type="float" office:value="38.499215" calcext:value-type="float">
            <text:p>38.499215</text:p>
          </table:table-cell>
          <table:table-cell office:value-type="float" office:value="-77.371107" calcext:value-type="float">
            <text:p>-77.371107</text:p>
          </table:table-cell>
          <table:table-cell office:value-type="float" office:value="23.9" calcext:value-type="float">
            <text:p>23.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string" calcext:value-type="string">
            <text:p>Matera, Italy (MLRO)</text:p>
          </table:table-cell>
          <table:table-cell office:value-type="string" calcext:value-type="string">
            <text:p>MATM</text:p>
          </table:table-cell>
          <table:table-cell office:value-type="string" calcext:value-type="string">
            <text:p>SLR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16.7046" calcext:value-type="float">
            <text:p>16.7046</text:p>
          </table:table-cell>
          <table:table-cell office:value-type="float" office:value="536.9" calcext:value-type="float">
            <text:p>536.9</text:p>
          </table:table-cell>
          <table:table-cell office:value-type="date" office:date-value="2000-01-01" calcext:value-type="date">
            <text:p>01/01/00</text:p>
          </table:table-cell>
          <table:table-cell table:number-columns-repeated="2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string" calcext:value-type="string">
            <text:p>Wettzell, Germany (WLRS)</text:p>
          </table:table-cell>
          <table:table-cell office:value-type="string" calcext:value-type="string">
            <text:p>WETL</text:p>
          </table:table-cell>
          <table:table-cell office:value-type="string" calcext:value-type="string">
            <text:p>SLR</text:p>
          </table:table-cell>
          <table:table-cell office:value-type="float" office:value="49.144417" calcext:value-type="float">
            <text:p>49.144417</text:p>
          </table:table-cell>
          <table:table-cell office:value-type="float" office:value="12.878007" calcext:value-type="float">
            <text:p>12.878007</text:p>
          </table:table-cell>
          <table:table-cell office:value-type="float" office:value="665.4" calcext:value-type="float">
            <text:p>665.4</text:p>
          </table:table-cell>
          <table:table-cell office:value-type="date" office:date-value="1989-03-01" calcext:value-type="date">
            <text:p>03/01/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30:19.545742797</meta:creation-date>
    <dc:date>2019-06-11T15:19:01.797982141</dc:date>
    <meta:editing-duration>PT48M37S</meta:editing-duration>
    <meta:editing-cycles>10</meta:editing-cycles>
    <meta:generator>LibreOffice/6.0.7.3$Linux_X86_64 LibreOffice_project/00m0$Build-3</meta:generator>
    <meta:document-statistic meta:table-count="9" meta:cell-count="2030" meta:object-count="0"/>
  </office:meta>
</office:document-meta>
</file>